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DB</text:p>
          </table:table-cell>
          <table:table-cell office:value-type="string" table:style-name="ce2">
            <text:p>Smile String</text:p>
          </table:table-cell>
          <table:table-cell office:value-type="string" table:style-name="ce2">
            <text:p>miLogP</text:p>
          </table:table-cell>
          <table:table-cell office:value-type="string" table:style-name="ce2">
            <text:p>TPSA</text:p>
          </table:table-cell>
          <table:table-cell office:value-type="string" table:style-name="ce2">
            <text:p>natoms</text:p>
          </table:table-cell>
          <table:table-cell office:value-type="string" table:style-name="ce2">
            <text:p>MW</text:p>
          </table:table-cell>
          <table:table-cell office:value-type="string" table:style-name="ce2">
            <text:p>nOH</text:p>
          </table:table-cell>
          <table:table-cell office:value-type="string" table:style-name="ce2">
            <text:p>nOHNH</text:p>
          </table:table-cell>
          <table:table-cell office:value-type="string" table:style-name="ce2">
            <text:p>nviolations</text:p>
          </table:table-cell>
          <table:table-cell office:value-type="string" table:style-name="ce2">
            <text:p>nrotb</text:p>
          </table:table-cell>
          <table:table-cell office:value-type="string" table:style-name="ce2">
            <text:p>volum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lid</text:p>
          </table:table-cell>
          <table:table-cell office:value-type="string" table:style-name="ce3">
            <text:p>CCCCCCCC/C=CCCCCCCCC(=O)O</text:p>
          </table:table-cell>
          <table:table-cell office:value-type="float" office:value="7.58" table:style-name="ce3">
            <text:p>7.58</text:p>
          </table:table-cell>
          <table:table-cell office:value-type="float" office:value="37.299999999999997" table:style-name="ce3">
            <text:p>37.3</text:p>
          </table:table-cell>
          <table:table-cell office:value-type="float" office:value="20" table:style-name="ce3">
            <text:p>20</text:p>
          </table:table-cell>
          <table:table-cell office:value-type="float" office:value="282.47000000000003" table:style-name="ce3">
            <text:p>282.47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318.83999999999997" table:style-name="ce3">
            <text:p>318.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adl</text:p>
          </table:table-cell>
          <table:table-cell office:value-type="string" table:style-name="ce2">
            <text:p>CCCCC/C=CC/C=CC/C=CC/C=CCCCC(=O)O</text:p>
          </table:table-cell>
          <table:table-cell office:value-type="float" office:value="6.42" table:style-name="ce2">
            <text:p>6.42</text:p>
          </table:table-cell>
          <table:table-cell office:value-type="float" office:value="37.299999999999997" table:style-name="ce2">
            <text:p>37.3</text:p>
          </table:table-cell>
          <table:table-cell office:value-type="float" office:value="22" table:style-name="ce2">
            <text:p>22</text:p>
          </table:table-cell>
          <table:table-cell office:value-type="float" office:value="304.47000000000003" table:style-name="ce2">
            <text:p>304.4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333.88" table:style-name="ce2">
            <text:p>333.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e4w</text:p>
          </table:table-cell>
          <table:table-cell office:value-type="string" table:style-name="ce1">
            <text:p>OCC1NOC(=O)CCC(NC(=O)C(Cc2ccc(O)cc2)NC(=O)C(CCC(=O)O)NC(=O)C(CC(=O)N)NC(=O)C(Cc2ccccc2)NC(=O)C(Cc2[nH]cnc2)NC1=O)C(=O)O</text:p>
          </table:table-cell>
          <table:table-cell office:value-type="float" office:value="-4.58" table:style-name="ce1">
            <text:p>-4.58</text:p>
          </table:table-cell>
          <table:table-cell office:value-type="float" office:value="399.75" table:style-name="ce1">
            <text:p>399.75</text:p>
          </table:table-cell>
          <table:table-cell office:value-type="float" office:value="66" table:style-name="ce1">
            <text:p>66</text:p>
          </table:table-cell>
          <table:table-cell office:value-type="float" office:value="922.91" table:style-name="ce1">
            <text:p>922.91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794.85" table:style-name="ce1">
            <text:p>794.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e4x</text:p>
          </table:table-cell>
          <table:table-cell office:value-type="string" table:style-name="ce1">
            <text:p>OCC(NC(=O)C(NC(=O)C(N)C(C)C)C(C)C)C(=O)NC(Cc1cnc[nH]1)C(=O)NC(Cc1ccccc1)C(=O)NC(CC(=O)N)C(=O)NC(CC(=O)O)C(=O)O</text:p>
          </table:table-cell>
          <table:table-cell office:value-type="float" office:value="-4.83" table:style-name="ce1">
            <text:p>-4.83</text:p>
          </table:table-cell>
          <table:table-cell office:value-type="float" office:value="367.21" table:style-name="ce1">
            <text:p>367.21</text:p>
          </table:table-cell>
          <table:table-cell office:value-type="float" office:value="58" table:style-name="ce1">
            <text:p>58</text:p>
          </table:table-cell>
          <table:table-cell office:value-type="float" office:value="816.87" table:style-name="ce1">
            <text:p>816.87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729.88" table:style-name="ce1">
            <text:p>729.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oim</text:p>
          </table:table-cell>
          <table:table-cell office:value-type="string" table:style-name="ce1">
            <text:p>OC[C@H]1NC[C@H](O)[C@@H](O)[C@@H]1O</text:p>
          </table:table-cell>
          <table:table-cell office:value-type="float" office:value="-2.4" table:style-name="ce1">
            <text:p>-2.4</text:p>
          </table:table-cell>
          <table:table-cell office:value-type="float" office:value="92.94" table:style-name="ce1">
            <text:p>92.94</text:p>
          </table:table-cell>
          <table:table-cell office:value-type="float" office:value="11" table:style-name="ce1">
            <text:p>11</text:p>
          </table:table-cell>
          <table:table-cell office:value-type="float" office:value="163.16999999999999" table:style-name="ce1">
            <text:p>163.1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47.18" table:style-name="ce1">
            <text:p>147.1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oin</text:p>
          </table:table-cell>
          <table:table-cell office:value-type="string" table:style-name="ce1">
            <text:p>OC[C@H]1O[C@H](O)[C@H](F)[C@@H](O)[C@@H]1O</text:p>
          </table:table-cell>
          <table:table-cell office:value-type="float" office:value="-1.93" table:style-name="ce1">
            <text:p>-1.93</text:p>
          </table:table-cell>
          <table:table-cell office:value-type="float" office:value="90.15" table:style-name="ce1">
            <text:p>90.15</text:p>
          </table:table-cell>
          <table:table-cell office:value-type="float" office:value="12" table:style-name="ce1">
            <text:p>12</text:p>
          </table:table-cell>
          <table:table-cell office:value-type="float" office:value="182.15" table:style-name="ce1">
            <text:p>182.1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48.72" table:style-name="ce1">
            <text:p>148.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oif</text:p>
          </table:table-cell>
          <table:table-cell office:value-type="string" table:style-name="ce1">
            <text:p>OC[C@H]1CNC[C@@H](O)[C@@H]1O</text:p>
          </table:table-cell>
          <table:table-cell office:value-type="float" office:value="-1.94" table:style-name="ce1">
            <text:p>-1.94</text:p>
          </table:table-cell>
          <table:table-cell office:value-type="float" office:value="72.709999999999994" table:style-name="ce1">
            <text:p>72.71</text:p>
          </table:table-cell>
          <table:table-cell office:value-type="float" office:value="10" table:style-name="ce1">
            <text:p>10</text:p>
          </table:table-cell>
          <table:table-cell office:value-type="float" office:value="147.16999999999999" table:style-name="ce1">
            <text:p>147.1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9.13999999999999" table:style-name="ce1">
            <text:p>139.1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w3j</text:p>
          </table:table-cell>
          <table:table-cell office:value-type="string" table:style-name="ce1">
            <text:p>OC[C@H]1ONC[C@@H](O)[C@@H]1O</text:p>
          </table:table-cell>
          <table:table-cell office:value-type="float" office:value="-1.8" table:style-name="ce1">
            <text:p>-1.8</text:p>
          </table:table-cell>
          <table:table-cell office:value-type="float" office:value="81.94" table:style-name="ce1">
            <text:p>81.94</text:p>
          </table:table-cell>
          <table:table-cell office:value-type="float" office:value="10" table:style-name="ce1">
            <text:p>10</text:p>
          </table:table-cell>
          <table:table-cell office:value-type="float" office:value="149.15" table:style-name="ce1">
            <text:p>149.1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1.32" table:style-name="ce1">
            <text:p>131.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bty</text:p>
          </table:table-cell>
          <table:table-cell office:value-type="string" table:style-name="ce1">
            <text:p>NC(=N)c1ccccc1</text:p>
          </table:table-cell>
          <table:table-cell office:value-type="float" office:value="0.32" table:style-name="ce1">
            <text:p>0.32</text:p>
          </table:table-cell>
          <table:table-cell office:value-type="float" office:value="49.88" table:style-name="ce1">
            <text:p>49.88</text:p>
          </table:table-cell>
          <table:table-cell office:value-type="float" office:value="9" table:style-name="ce1">
            <text:p>9</text:p>
          </table:table-cell>
          <table:table-cell office:value-type="float" office:value="120.16" table:style-name="ce1">
            <text:p>120.1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7.63" table:style-name="ce1">
            <text:p>117.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swg</text:p>
          </table:table-cell>
          <table:table-cell office:value-type="string" table:style-name="ce1">
            <text:p>OC(=O)CCCC[C@@H]1SC[C@@H]2NC(=O)N[C@H]12</text:p>
          </table:table-cell>
          <table:table-cell office:value-type="float" office:value="0.76" table:style-name="ce1">
            <text:p>0.76</text:p>
          </table:table-cell>
          <table:table-cell office:value-type="float" office:value="78.42" table:style-name="ce1">
            <text:p>78.42</text:p>
          </table:table-cell>
          <table:table-cell office:value-type="float" office:value="16" table:style-name="ce1">
            <text:p>16</text:p>
          </table:table-cell>
          <table:table-cell office:value-type="float" office:value="244.32" table:style-name="ce1">
            <text:p>244.3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14.36" table:style-name="ce1">
            <text:p>214.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aj6</text:p>
          </table:table-cell>
          <table:table-cell office:value-type="string" table:style-name="ce1">
            <text:p>CO[C@@H]1C(C)(C)O[C@H](Oc2ccc3c(O)c(NC(=O)c4ccc(O)c(CC=C(C)C)c4)c(=O)oc3c2C)[C@@H](O)[C@@H]1OC(=O)N</text:p>
          </table:table-cell>
          <table:table-cell office:value-type="float" office:value="3.93" table:style-name="ce1">
            <text:p>3.93</text:p>
          </table:table-cell>
          <table:table-cell office:value-type="float" office:value="200.02" table:style-name="ce1">
            <text:p>200.02</text:p>
          </table:table-cell>
          <table:table-cell office:value-type="float" office:value="44" table:style-name="ce1">
            <text:p>44</text:p>
          </table:table-cell>
          <table:table-cell office:value-type="float" office:value="612.63" table:style-name="ce1">
            <text:p>612.63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538.20000000000005" table:style-name="ce1">
            <text:p>538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kzn</text:p>
          </table:table-cell>
          <table:table-cell office:value-type="string" table:style-name="ce1">
            <text:p>CO[C@@H]1[C@@H](OC(=O)c2ccc(C)[nH]2)[C@@H](O)[C@H](Oc2ccc3c(oc(=O)c(NC(=O)c4ccc(O)c(CC=C(C)C)c4)c3O)c2Cl)OC1(C)C</text:p>
          </table:table-cell>
          <table:table-cell office:value-type="float" office:value="5.73" table:style-name="ce1">
            <text:p>5.73</text:p>
          </table:table-cell>
          <table:table-cell office:value-type="float" office:value="189.79" table:style-name="ce1">
            <text:p>189.79</text:p>
          </table:table-cell>
          <table:table-cell office:value-type="float" office:value="49" table:style-name="ce1">
            <text:p>49</text:p>
          </table:table-cell>
          <table:table-cell office:value-type="float" office:value="697.14" table:style-name="ce1">
            <text:p>697.14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596.84" table:style-name="ce1">
            <text:p>596.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ei1</text:p>
          </table:table-cell>
          <table:table-cell office:value-type="string" table:style-name="ce1">
            <text:p>O[C@H]1[C@@H](O)[C@H](CO[P@@](=O)(O)O[P@@](=O)(O)NP(=O)(O)O)O[C@@H]1n1cnc2c(N)ncnc12</text:p>
          </table:table-cell>
          <table:table-cell office:value-type="float" office:value="-3.73" table:style-name="ce1">
            <text:p>-3.73</text:p>
          </table:table-cell>
          <table:table-cell office:value-type="float" office:value="281.94" table:style-name="ce1">
            <text:p>281.94</text:p>
          </table:table-cell>
          <table:table-cell office:value-type="float" office:value="31" table:style-name="ce1">
            <text:p>31</text:p>
          </table:table-cell>
          <table:table-cell office:value-type="float" office:value="506.2" table:style-name="ce1">
            <text:p>506.2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358" table:style-name="ce1">
            <text:p>3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drv</text:p>
          </table:table-cell>
          <table:table-cell office:value-type="string" table:style-name="ce1">
            <text:p>O[C@@H]1[C@H](COP(=O)([O-])O[P@@](=O)(O)OC[C@H]2O[C@H]([C@H](O)[C@@H]2O)n2cnc3c(N)ncnc23)O[C@@H]([n+]2cccc(c2)C(=O)C)[C@H]1O</text:p>
          </table:table-cell>
          <table:table-cell office:value-type="float" office:value="-5.92" table:style-name="ce1">
            <text:p>-5.92</text:p>
          </table:table-cell>
          <table:table-cell office:value-type="float" office:value="295.10000000000002" table:style-name="ce1">
            <text:p>295.1</text:p>
          </table:table-cell>
          <table:table-cell office:value-type="float" office:value="44" table:style-name="ce1">
            <text:p>44</text:p>
          </table:table-cell>
          <table:table-cell office:value-type="float" office:value="662.44" table:style-name="ce1">
            <text:p>662.44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511.77" table:style-name="ce1">
            <text:p>511.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dru</text:p>
          </table:table-cell>
          <table:table-cell office:value-type="string" table:style-name="ce1">
            <text:p>O[C@@H]1[C@H](COP(=O)([O-])O[P@](=O)(O)OC[C@H]2O[C@H]([C@H](O)[C@@H]2O)n2cnc3c(N)ncnc23)O[C@@H]([n+]2cccc(c2)C(=O)N)[C@H]1O</text:p>
          </table:table-cell>
          <table:table-cell office:value-type="float" office:value="-6.06" table:style-name="ce1">
            <text:p>-6.06</text:p>
          </table:table-cell>
          <table:table-cell office:value-type="float" office:value="321.12" table:style-name="ce1">
            <text:p>321.12</text:p>
          </table:table-cell>
          <table:table-cell office:value-type="float" office:value="44" table:style-name="ce1">
            <text:p>44</text:p>
          </table:table-cell>
          <table:table-cell office:value-type="float" office:value="663.43" table:style-name="ce1">
            <text:p>663.43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506.5" table:style-name="ce1">
            <text:p>506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ntv</text:p>
          </table:table-cell>
          <table:table-cell office:value-type="string" table:style-name="ce1">
            <text:p>NCCCCC(NC(=O)C(CCCNC(=N)N)NC(=O)C(Cc1ccc(O)cc1)NC(=O)C(NC(=O)C1CCCN1C(=O)C(CC(=O)N)NC(=O)C(CC(=O)O)NC(=O)C(Cc1ccccc1)NC(=O)C(N)CC(=O)N)C(C)C)C(=O)NC(C(C)O)C(=O)O</text:p>
          </table:table-cell>
          <table:table-cell office:value-type="float" office:value="-5.47" table:style-name="ce1">
            <text:p>-5.47</text:p>
          </table:table-cell>
          <table:table-cell office:value-type="float" office:value="568.28" table:style-name="ce1">
            <text:p>568.28</text:p>
          </table:table-cell>
          <table:table-cell office:value-type="float" office:value="89" table:style-name="ce1">
            <text:p>89</text:p>
          </table:table-cell>
          <table:table-cell office:value-type="float" office:value="1253.3800000000001" table:style-name="ce1">
            <text:p>1253.38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1130.26" table:style-name="ce1">
            <text:p>1130.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oqn</text:p>
          </table:table-cell>
          <table:table-cell office:value-type="string" table:style-name="ce1">
            <text:p>NCCCCC(NC(=O)C(Cc1ccc(O)cc1)NC(=O)C(NC(=O)C1CCCN1C(=O)C(CC(=O)N)NC(=O)C(CCC(=O)N)NC(=O)C(NC(=O)CNC(=O)C(N)CC(=O)N)Cc1ccc(O)cc1)C(C)O)C(=O)O</text:p>
          </table:table-cell>
          <table:table-cell office:value-type="float" office:value="-5.43" table:style-name="ce1">
            <text:p>-5.43</text:p>
          </table:table-cell>
          <table:table-cell office:value-type="float" office:value="503.31" table:style-name="ce1">
            <text:p>503.31</text:p>
          </table:table-cell>
          <table:table-cell office:value-type="float" office:value="77" table:style-name="ce1">
            <text:p>77</text:p>
          </table:table-cell>
          <table:table-cell office:value-type="float" office:value="1084.1500000000001" table:style-name="ce1">
            <text:p>1084.15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963.76" table:style-name="ce1">
            <text:p>963.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j84</text:p>
          </table:table-cell>
          <table:table-cell office:value-type="string" table:style-name="ce1">
            <text:p>OC[C@H]1O[C@H](O[C@@H]2[C@H](CO)OC(O)[C@@H](O)[C@H]2O)[C@@H](O)[C@H](O)[C@@H]1O[C@H]1O[C@H](CO)[C@@H](O[C@@H]2O[C@@H](CO)[C@H](O)[C@@H](O)[C@H]2O)[C@H](O)[C@@H]1O</text:p>
          </table:table-cell>
          <table:table-cell office:value-type="float" office:value="-5.69" table:style-name="ce1">
            <text:p>-5.69</text:p>
          </table:table-cell>
          <table:table-cell office:value-type="float" office:value="347.83" table:style-name="ce1">
            <text:p>347.83</text:p>
          </table:table-cell>
          <table:table-cell office:value-type="float" office:value="45" table:style-name="ce1">
            <text:p>45</text:p>
          </table:table-cell>
          <table:table-cell office:value-type="float" office:value="666.58" table:style-name="ce1">
            <text:p>666.5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548.16999999999996" table:style-name="ce1">
            <text:p>548.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i82</text:p>
          </table:table-cell>
          <table:table-cell office:value-type="string" table:style-name="ce1">
            <text:p>OC[C@H]1O[C@H](O)[C@@H](O)[C@H](O)[C@@H]1O[C@@H]1O[C@@H](CO)[C@H](O)[C@@H](O)[C@H]1O</text:p>
          </table:table-cell>
          <table:table-cell office:value-type="float" office:value="-4.45" table:style-name="ce1">
            <text:p>-4.45</text:p>
          </table:table-cell>
          <table:table-cell office:value-type="float" office:value="189.53" table:style-name="ce1">
            <text:p>189.53</text:p>
          </table:table-cell>
          <table:table-cell office:value-type="float" office:value="23" table:style-name="ce1">
            <text:p>23</text:p>
          </table:table-cell>
          <table:table-cell office:value-type="float" office:value="342.3" table:style-name="ce1">
            <text:p>342.3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83.93" table:style-name="ce1">
            <text:p>283.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i8a</text:p>
          </table:table-cell>
          <table:table-cell office:value-type="string" table:style-name="ce1">
            <text:p>OC[C@H]1O[C@H](O)[C@H](O)[C@@H](O)[C@@H]1O</text:p>
          </table:table-cell>
          <table:table-cell office:value-type="float" office:value="-2.64" table:style-name="ce1">
            <text:p>-2.64</text:p>
          </table:table-cell>
          <table:table-cell office:value-type="float" office:value="110.37" table:style-name="ce1">
            <text:p>110.37</text:p>
          </table:table-cell>
          <table:table-cell office:value-type="float" office:value="12" table:style-name="ce1">
            <text:p>12</text:p>
          </table:table-cell>
          <table:table-cell office:value-type="float" office:value="180.16" table:style-name="ce1">
            <text:p>180.1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51.81" table:style-name="ce1">
            <text:p>151.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gz9</text:p>
          </table:table-cell>
          <table:table-cell office:value-type="string" table:style-name="ce1">
            <text:p>OC[C@@H](O)[C@H](O[C@H]1O[C@H](CO)[C@H](O)[C@H](O)[C@@H]1O[C@@H]1O[C@H](C)[C@H](O)[C@H](O)[C@@H]1O)[C@@H](O)[C@H](O)C=O</text:p>
          </table:table-cell>
          <table:table-cell office:value-type="float" office:value="-4.82" table:style-name="ce1">
            <text:p>-4.82</text:p>
          </table:table-cell>
          <table:table-cell office:value-type="float" office:value="256.29000000000002" table:style-name="ce1">
            <text:p>256.29</text:p>
          </table:table-cell>
          <table:table-cell office:value-type="float" office:value="33" table:style-name="ce1">
            <text:p>33</text:p>
          </table:table-cell>
          <table:table-cell office:value-type="float" office:value="488.44" table:style-name="ce1">
            <text:p>488.44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411.8" table:style-name="ce1">
            <text:p>411.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gzc</text:p>
          </table:table-cell>
          <table:table-cell office:value-type="string" table:style-name="ce1">
            <text:p>OC[C@@H]1O[C@H](O)[C@@H](O)[C@H](O)[C@H]1O[C@@H]1O[C@H](CO)[C@H](O)[C@@H](O)[C@H]1O</text:p>
          </table:table-cell>
          <table:table-cell office:value-type="float" office:value="-4.45" table:style-name="ce1">
            <text:p>-4.45</text:p>
          </table:table-cell>
          <table:table-cell office:value-type="float" office:value="189.53" table:style-name="ce1">
            <text:p>189.53</text:p>
          </table:table-cell>
          <table:table-cell office:value-type="float" office:value="23" table:style-name="ce1">
            <text:p>23</text:p>
          </table:table-cell>
          <table:table-cell office:value-type="float" office:value="342.3" table:style-name="ce1">
            <text:p>342.3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83.93" table:style-name="ce1">
            <text:p>283.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fdq</text:p>
          </table:table-cell>
          <table:table-cell office:value-type="string" table:style-name="ce1">
            <text:p>CC/C=CC/C=CC/C=CC/C=CC/C=CC/C=CCCC(=O)O</text:p>
          </table:table-cell>
          <table:table-cell office:value-type="float" office:value="5.68" table:style-name="ce1">
            <text:p>5.68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24" table:style-name="ce1">
            <text:p>24</text:p>
          </table:table-cell>
          <table:table-cell office:value-type="float" office:value="328.5" table:style-name="ce1">
            <text:p>328.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355.11" table:style-name="ce1">
            <text:p>355.1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fe3</text:p>
          </table:table-cell>
          <table:table-cell office:value-type="string" table:style-name="ce1">
            <text:p>CCCCCCCC/C=CCCCCCCCC(=O)O</text:p>
          </table:table-cell>
          <table:table-cell office:value-type="float" office:value="7.58" table:style-name="ce1">
            <text:p>7.58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20" table:style-name="ce1">
            <text:p>20</text:p>
          </table:table-cell>
          <table:table-cell office:value-type="float" office:value="282.47000000000003" table:style-name="ce1">
            <text:p>282.4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318.83999999999997" table:style-name="ce1">
            <text:p>318.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gne</text:p>
          </table:table-cell>
          <table:table-cell office:value-type="string" table:style-name="ce1">
            <text:p>SC[C@@H](NC(=O)CC[C@@H](N)C(=O)O)C(=O)NCC(=O)O</text:p>
          </table:table-cell>
          <table:table-cell office:value-type="float" office:value="-4.97" table:style-name="ce1">
            <text:p>-4.97</text:p>
          </table:table-cell>
          <table:table-cell office:value-type="float" office:value="158.82" table:style-name="ce1">
            <text:p>158.82</text:p>
          </table:table-cell>
          <table:table-cell office:value-type="float" office:value="20" table:style-name="ce1">
            <text:p>20</text:p>
          </table:table-cell>
          <table:table-cell office:value-type="float" office:value="307.33" table:style-name="ce1">
            <text:p>307.33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9.22000000000003" table:style-name="ce1">
            <text:p>259.2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u87</text:p>
          </table:table-cell>
          <table:table-cell office:value-type="string" table:style-name="ce1">
            <text:p>SC[C@@H](NC(=O)CC[C@@H](N)C(=O)O)C(=O)NCC(=O)O</text:p>
          </table:table-cell>
          <table:table-cell office:value-type="float" office:value="-4.97" table:style-name="ce1">
            <text:p>-4.97</text:p>
          </table:table-cell>
          <table:table-cell office:value-type="float" office:value="158.82" table:style-name="ce1">
            <text:p>158.82</text:p>
          </table:table-cell>
          <table:table-cell office:value-type="float" office:value="20" table:style-name="ce1">
            <text:p>20</text:p>
          </table:table-cell>
          <table:table-cell office:value-type="float" office:value="307.33" table:style-name="ce1">
            <text:p>307.33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9.22000000000003" table:style-name="ce1">
            <text:p>259.2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u88</text:p>
          </table:table-cell>
          <table:table-cell office:value-type="string" table:style-name="ce1">
            <text:p>CCCCCCCCSCC(NC(=O)CCC(N)C(=O)O)C(=O)NCC(=O)O</text:p>
          </table:table-cell>
          <table:table-cell office:value-type="float" office:value="-1.98" table:style-name="ce1">
            <text:p>-1.98</text:p>
          </table:table-cell>
          <table:table-cell office:value-type="float" office:value="158.82" table:style-name="ce1">
            <text:p>158.82</text:p>
          </table:table-cell>
          <table:table-cell office:value-type="float" office:value="28" table:style-name="ce1">
            <text:p>28</text:p>
          </table:table-cell>
          <table:table-cell office:value-type="float" office:value="419.54" table:style-name="ce1">
            <text:p>419.54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393.86" table:style-name="ce1">
            <text:p>393.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hpv</text:p>
          </table:table-cell>
          <table:table-cell office:value-type="string" table:style-name="ce1">
            <text:p>Nc1ccc(cc1)S(=O)(=O)N(CC(C)C)C[C@@H](O)[C@H](NC(=O)O[C@H]1CCOC1)Cc1ccccc1</text:p>
          </table:table-cell>
          <table:table-cell office:value-type="float" office:value="4.13" table:style-name="ce1">
            <text:p>4.13</text:p>
          </table:table-cell>
          <table:table-cell office:value-type="float" office:value="131.19999999999999" table:style-name="ce1">
            <text:p>131.2</text:p>
          </table:table-cell>
          <table:table-cell office:value-type="float" office:value="35" table:style-name="ce1">
            <text:p>35</text:p>
          </table:table-cell>
          <table:table-cell office:value-type="float" office:value="505.64" table:style-name="ce1">
            <text:p>505.6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458.73" table:style-name="ce1">
            <text:p>458.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hsg</text:p>
          </table:table-cell>
          <table:table-cell office:value-type="string" table:style-name="ce1">
            <text:p>O[C@@H](C[C@@H](Cc1ccccc1)C(=O)N[C@@H]1[C@H](O)Cc2ccccc12)CN1CCN(Cc2cccnc2)C[C@@H]1C(=O)NC(C)(C)C</text:p>
          </table:table-cell>
          <table:table-cell office:value-type="float" office:value="2.5099999999999998" table:style-name="ce1">
            <text:p>2.51</text:p>
          </table:table-cell>
          <table:table-cell office:value-type="float" office:value="118.02" table:style-name="ce1">
            <text:p>118.02</text:p>
          </table:table-cell>
          <table:table-cell office:value-type="float" office:value="45" table:style-name="ce1">
            <text:p>45</text:p>
          </table:table-cell>
          <table:table-cell office:value-type="float" office:value="613.79999999999995" table:style-name="ce1">
            <text:p>613.8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590.13" table:style-name="ce1">
            <text:p>590.1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mui</text:p>
          </table:table-cell>
          <table:table-cell office:value-type="string" table:style-name="ce1">
            <text:p>O=C(COc1c(C)cccc1C)NC(Cc1ccccc1)C(O)CC(Cc1ccccc1)NC(=O)C(C(C)C)N1CCCNC1=O</text:p>
          </table:table-cell>
          <table:table-cell office:value-type="float" office:value="5.69" table:style-name="ce1">
            <text:p>5.69</text:p>
          </table:table-cell>
          <table:table-cell office:value-type="float" office:value="119.99" table:style-name="ce1">
            <text:p>119.99</text:p>
          </table:table-cell>
          <table:table-cell office:value-type="float" office:value="46" table:style-name="ce1">
            <text:p>46</text:p>
          </table:table-cell>
          <table:table-cell office:value-type="float" office:value="628.80999999999995" table:style-name="ce1">
            <text:p>628.8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607.96" table:style-name="ce1">
            <text:p>607.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ohr</text:p>
          </table:table-cell>
          <table:table-cell office:value-type="string" table:style-name="ce1">
            <text:p>O[C@H](CN1C[C@H]2CCCC[C@H]2C[C@H]1C(=O)NC(C)(C)C)[C@@H](CSc1ccccc1)NC(=O)c1cccc(O)c1C</text:p>
          </table:table-cell>
          <table:table-cell office:value-type="float" office:value="5.47" table:style-name="ce1">
            <text:p>5.47</text:p>
          </table:table-cell>
          <table:table-cell office:value-type="float" office:value="101.89" table:style-name="ce1">
            <text:p>101.89</text:p>
          </table:table-cell>
          <table:table-cell office:value-type="float" office:value="40" table:style-name="ce1">
            <text:p>40</text:p>
          </table:table-cell>
          <table:table-cell office:value-type="float" office:value="567.79999999999995" table:style-name="ce1">
            <text:p>567.8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544.79" table:style-name="ce1">
            <text:p>544.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mtb</text:p>
          </table:table-cell>
          <table:table-cell office:value-type="string" table:style-name="ce1">
            <text:p>NC(=O)C[C@H](NC(=O)c1ccc2ccccc2n1)C(=O)N[C@H](Cc1ccccc1)[C@@H](O)CN1C[C@@H]2CCCC[C@@H]2C[C@@H]1C(=O)NC(C)(C)C</text:p>
          </table:table-cell>
          <table:table-cell office:value-type="float" office:value="4.26" table:style-name="ce1">
            <text:p>4.26</text:p>
          </table:table-cell>
          <table:table-cell office:value-type="float" office:value="166.75" table:style-name="ce1">
            <text:p>166.75</text:p>
          </table:table-cell>
          <table:table-cell office:value-type="float" office:value="49" table:style-name="ce1">
            <text:p>49</text:p>
          </table:table-cell>
          <table:table-cell office:value-type="float" office:value="670.86" table:style-name="ce1">
            <text:p>670.86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637.20000000000005" table:style-name="ce1">
            <text:p>637.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f7a</text:p>
          </table:table-cell>
          <table:table-cell office:value-type="string" table:style-name="ce1">
            <text:p>NCCCCC(N)C(=O)NC(C)C(=O)NC(CCCNC(=N)N)C(=O)NC(C(C)C)C(=O)NC(CC(C)C)C(=O)NC(C)C(=O)NC(CCC(=O)O)C(=O)NC(C)C(=O)NC(CCSC)C(=O)NC(CO)C(=O)O</text:p>
          </table:table-cell>
          <table:table-cell office:value-type="float" office:value="-5.65" table:style-name="ce1">
            <text:p>-5.65</text:p>
          </table:table-cell>
          <table:table-cell office:value-type="float" office:value="470.66" table:style-name="ce1">
            <text:p>470.66</text:p>
          </table:table-cell>
          <table:table-cell office:value-type="float" office:value="74" table:style-name="ce1">
            <text:p>74</text:p>
          </table:table-cell>
          <table:table-cell office:value-type="float" office:value="1075.3" table:style-name="ce1">
            <text:p>1075.3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996.67" table:style-name="ce1">
            <text:p>996.6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t7j</text:p>
          </table:table-cell>
          <table:table-cell office:value-type="string" table:style-name="ce1">
            <text:p>Nc1ccc(cc1)S(=O)(=O)N(CC(C)C)C[C@@H](O)[C@H](NC(=O)O[C@H]1CCOC1)Cc1ccccc1</text:p>
          </table:table-cell>
          <table:table-cell office:value-type="float" office:value="4.13" table:style-name="ce1">
            <text:p>4.13</text:p>
          </table:table-cell>
          <table:table-cell office:value-type="float" office:value="131.19999999999999" table:style-name="ce1">
            <text:p>131.2</text:p>
          </table:table-cell>
          <table:table-cell office:value-type="float" office:value="35" table:style-name="ce1">
            <text:p>35</text:p>
          </table:table-cell>
          <table:table-cell office:value-type="float" office:value="505.64" table:style-name="ce1">
            <text:p>505.6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458.73" table:style-name="ce1">
            <text:p>458.7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t7i</text:p>
          </table:table-cell>
          <table:table-cell office:value-type="string" table:style-name="ce1">
            <text:p>Nc1ccc(cc1)S(=O)(=O)N(CC(C)C)C[C@@H](O)[C@H](Cc1ccccc1)NC(=O)O[C@H]1CO[C@H]2OCC[C@@H]12</text:p>
          </table:table-cell>
          <table:table-cell office:value-type="float" office:value="4.32" table:style-name="ce1">
            <text:p>4.32</text:p>
          </table:table-cell>
          <table:table-cell office:value-type="float" office:value="140.43" table:style-name="ce1">
            <text:p>140.43</text:p>
          </table:table-cell>
          <table:table-cell office:value-type="float" office:value="38" table:style-name="ce1">
            <text:p>38</text:p>
          </table:table-cell>
          <table:table-cell office:value-type="float" office:value="547.66999999999996" table:style-name="ce1">
            <text:p>547.67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490.53" table:style-name="ce1">
            <text:p>490.5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a30</text:p>
          </table:table-cell>
          <table:table-cell office:value-type="string" table:style-name="ce1">
            <text:p>OC(=O)CCC(N)C(=O)NC(CC(=O)O)C(=O)NC(CC(C)C)C(=O)O</text:p>
          </table:table-cell>
          <table:table-cell office:value-type="float" office:value="-3.89" table:style-name="ce1">
            <text:p>-3.89</text:p>
          </table:table-cell>
          <table:table-cell office:value-type="float" office:value="196.12" table:style-name="ce1">
            <text:p>196.12</text:p>
          </table:table-cell>
          <table:table-cell office:value-type="float" office:value="26" table:style-name="ce1">
            <text:p>26</text:p>
          </table:table-cell>
          <table:table-cell office:value-type="float" office:value="375.38" table:style-name="ce1">
            <text:p>375.38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335.34" table:style-name="ce1">
            <text:p>335.34</text:p>
          </table:table-cell>
          <table:table-cell office:value-type="string" table:style-name="ce1">
            <text:p>&lt;- structure diffrence =o why,,?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hxw</text:p>
          </table:table-cell>
          <table:table-cell office:value-type="string" table:style-name="ce1">
            <text:p>O=C(OCc1cncs1)N[C@H](Cc1ccccc1)[C@H](O)C[C@H](Cc1ccccc1)NC(=O)[C@H](NC(=O)N(C)Cc1csc(n1)C(C)C)C(C)C</text:p>
          </table:table-cell>
          <table:table-cell office:value-type="float" office:value="7.51" table:style-name="ce1">
            <text:p>7.51</text:p>
          </table:table-cell>
          <table:table-cell office:value-type="float" office:value="145.78" table:style-name="ce1">
            <text:p>145.78</text:p>
          </table:table-cell>
          <table:table-cell office:value-type="float" office:value="50" table:style-name="ce1">
            <text:p>50</text:p>
          </table:table-cell>
          <table:table-cell office:value-type="float" office:value="720.96" table:style-name="ce1">
            <text:p>720.9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663.1" table:style-name="ce1">
            <text:p>663.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a4h</text:p>
          </table:table-cell>
          <table:table-cell office:value-type="string" table:style-name="ce1">
            <text:p>CO[C@H]1C[C@@H](C)CC2=C(OC)C(=O)C=C(NC(=O)C(=CC=C[C@H](OC)[C@@H](OC(=O)N)C(=C[C@H](C)[C@H]1O)C)C)C2=O</text:p>
          </table:table-cell>
          <table:table-cell office:value-type="float" office:value="0.43" table:style-name="ce1">
            <text:p>0.43</text:p>
          </table:table-cell>
          <table:table-cell office:value-type="float" office:value="163.5" table:style-name="ce1">
            <text:p>163.5</text:p>
          </table:table-cell>
          <table:table-cell office:value-type="float" office:value="40" table:style-name="ce1">
            <text:p>40</text:p>
          </table:table-cell>
          <table:table-cell office:value-type="float" office:value="560.64" table:style-name="ce1">
            <text:p>560.64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22.11" table:style-name="ce1">
            <text:p>522.1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bgq</text:p>
          </table:table-cell>
          <table:table-cell office:value-type="string" table:style-name="ce1">
            <text:p>C[C@@H]1C[C@H]2O[C@@H]2C=CC=CC(=O)Cc2c(C(=O)O1)c(O)cc(O)c2Cl</text:p>
          </table:table-cell>
          <table:table-cell office:value-type="float" office:value="2.7" table:style-name="ce1">
            <text:p>2.7</text:p>
          </table:table-cell>
          <table:table-cell office:value-type="float" office:value="96.36" table:style-name="ce1">
            <text:p>96.36</text:p>
          </table:table-cell>
          <table:table-cell office:value-type="float" office:value="25" table:style-name="ce1">
            <text:p>25</text:p>
          </table:table-cell>
          <table:table-cell office:value-type="float" office:value="364.78" table:style-name="ce1">
            <text:p>364.7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3.35000000000002" table:style-name="ce1">
            <text:p>303.3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t0w</text:p>
          </table:table-cell>
          <table:table-cell office:value-type="string" table:style-name="ce1">
            <text:p>OC[C@H]1O[C@H](O[C@@H]2[C@H](CO)O[C@H](O)[C@@H](NC(=O)C)[C@H]2O)[C@@H](NC(=O)C)[C@H](O)[C@@H]1O[C@H]1O[C@H](CO)[C@@H](O)[C@H](O)[C@@H]1NC(=O)C</text:p>
          </table:table-cell>
          <table:table-cell office:value-type="float" office:value="-5.57" table:style-name="ce1">
            <text:p>-5.57</text:p>
          </table:table-cell>
          <table:table-cell office:value-type="float" office:value="295.29000000000002" table:style-name="ce1">
            <text:p>295.29</text:p>
          </table:table-cell>
          <table:table-cell office:value-type="float" office:value="43" table:style-name="ce1">
            <text:p>43</text:p>
          </table:table-cell>
          <table:table-cell office:value-type="float" office:value="627.6" table:style-name="ce1">
            <text:p>627.6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535.84" table:style-name="ce1">
            <text:p>535.8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rd4</text:p>
          </table:table-cell>
          <table:table-cell office:value-type="string" table:style-name="ce1">
            <text:p>CCOc1ccccc1Sc1ccc(cc1[N](=O)O)c1ccnc(c1)N1CCN(CC1)C(=O)C</text:p>
          </table:table-cell>
          <table:table-cell office:value-type="float" office:value="4.38" table:style-name="ce1">
            <text:p>4.38</text:p>
          </table:table-cell>
          <table:table-cell office:value-type="float" office:value="91.5" table:style-name="ce1">
            <text:p>91.5</text:p>
          </table:table-cell>
          <table:table-cell office:value-type="float" office:value="34" table:style-name="ce1">
            <text:p>34</text:p>
          </table:table-cell>
          <table:table-cell office:value-type="float" office:value="478.57" table:style-name="ce1">
            <text:p>478.57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23.99" table:style-name="ce1">
            <text:p>423.9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lzb</text:p>
          </table:table-cell>
          <table:table-cell office:value-type="string" table:style-name="ce1">
            <text:p>OC[C@H]1O[C@H](O[C@@H]2[C@H](CO)O[C@H](O)[C@@H](NC(=O)C)[C@H]2O)[C@@H](NC(=O)C)[C@H](O)[C@@H]1O[C@H]1O[C@H](CO)[C@@H](O)[C@H](O)[C@@H]1NC(=O)C</text:p>
          </table:table-cell>
          <table:table-cell office:value-type="float" office:value="-5.57" table:style-name="ce1">
            <text:p>-5.57</text:p>
          </table:table-cell>
          <table:table-cell office:value-type="float" office:value="295.29000000000002" table:style-name="ce1">
            <text:p>295.29</text:p>
          </table:table-cell>
          <table:table-cell office:value-type="float" office:value="43" table:style-name="ce1">
            <text:p>43</text:p>
          </table:table-cell>
          <table:table-cell office:value-type="float" office:value="627.6" table:style-name="ce1">
            <text:p>627.6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535.84" table:style-name="ce1">
            <text:p>535.8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qy1</text:p>
          </table:table-cell>
          <table:table-cell office:value-type="string" table:style-name="ce1">
            <text:p>COc1nccnc1CC(C)C</text:p>
          </table:table-cell>
          <table:table-cell office:value-type="float" office:value="1.95" table:style-name="ce1">
            <text:p>1.95</text:p>
          </table:table-cell>
          <table:table-cell office:value-type="float" office:value="35.020000000000003" table:style-name="ce1">
            <text:p>35.02</text:p>
          </table:table-cell>
          <table:table-cell office:value-type="float" office:value="12" table:style-name="ce1">
            <text:p>12</text:p>
          </table:table-cell>
          <table:table-cell office:value-type="float" office:value="166.22" table:style-name="ce1">
            <text:p>166.2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68.03" table:style-name="ce1">
            <text:p>168.0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qy2</text:p>
          </table:table-cell>
          <table:table-cell office:value-type="string" table:style-name="ce1">
            <text:p>COc1nccnc1C(C)C</text:p>
          </table:table-cell>
          <table:table-cell office:value-type="float" office:value="1.69" table:style-name="ce1">
            <text:p>1.69</text:p>
          </table:table-cell>
          <table:table-cell office:value-type="float" office:value="35.020000000000003" table:style-name="ce1">
            <text:p>35.02</text:p>
          </table:table-cell>
          <table:table-cell office:value-type="float" office:value="11" table:style-name="ce1">
            <text:p>11</text:p>
          </table:table-cell>
          <table:table-cell office:value-type="float" office:value="152.19999999999999" table:style-name="ce1">
            <text:p>152.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51.22999999999999" table:style-name="ce1">
            <text:p>151.2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i06</text:p>
          </table:table-cell>
          <table:table-cell office:value-type="string" table:style-name="ce1">
            <text:p>CC[C@@H](C)c1nccs1</text:p>
          </table:table-cell>
          <table:table-cell office:value-type="float" office:value="1.98" table:style-name="ce1">
            <text:p>1.98</text:p>
          </table:table-cell>
          <table:table-cell office:value-type="float" office:value="12.89" table:style-name="ce1">
            <text:p>12.89</text:p>
          </table:table-cell>
          <table:table-cell office:value-type="float" office:value="9" table:style-name="ce1">
            <text:p>9</text:p>
          </table:table-cell>
          <table:table-cell office:value-type="float" office:value="141.24" table:style-name="ce1">
            <text:p>141.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37.35" table:style-name="ce1">
            <text:p>137.3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i05</text:p>
          </table:table-cell>
          <table:table-cell office:value-type="string" table:style-name="ce1">
            <text:p>CCC(=O)CCC(C)(C)O</text:p>
          </table:table-cell>
          <table:table-cell office:value-type="float" office:value="1.08" table:style-name="ce1">
            <text:p>1.08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10" table:style-name="ce1">
            <text:p>10</text:p>
          </table:table-cell>
          <table:table-cell office:value-type="float" office:value="144.21" table:style-name="ce1">
            <text:p>144.2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56.22999999999999" table:style-name="ce1">
            <text:p>156.2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elj</text:p>
          </table:table-cell>
          <table:table-cell office:value-type="string" table:style-name="ce1">
            <text:p>OC[C@H]1O[C@@H](O[C@@H]2[C@H](CO)OC(O)[C@@H](O)[C@H]2O)[C@@H](O)[C@H](O)[C@@H]1O[C@H]1O[C@@H](CO)[C@H](O)[C@@H](O)[C@H]1O</text:p>
          </table:table-cell>
          <table:table-cell office:value-type="float" office:value="-5.25" table:style-name="ce1">
            <text:p>-5.25</text:p>
          </table:table-cell>
          <table:table-cell office:value-type="float" office:value="268.68" table:style-name="ce1">
            <text:p>268.68</text:p>
          </table:table-cell>
          <table:table-cell office:value-type="float" office:value="34" table:style-name="ce1">
            <text:p>34</text:p>
          </table:table-cell>
          <table:table-cell office:value-type="float" office:value="504.44" table:style-name="ce1">
            <text:p>504.44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416.05" table:style-name="ce1">
            <text:p>416.0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4mbp</text:p>
          </table:table-cell>
          <table:table-cell office:value-type="string" table:style-name="ce1">
            <text:p>OC[C@H]1O[C@@H](O[C@@H]2[C@H](CO)O[C@@H](O)[C@@H](O)[C@H]2O)[C@@H](O)[C@H](O)[C@@H]1O[C@@H]1O[C@H](CO)[C@@H](O[C@H]2O[C@@H](CO)[C@H](O)[C@@H](O)[C@H]2O)[C@H](O)[C@@H]1O</text:p>
          </table:table-cell>
          <table:table-cell office:value-type="float" office:value="-5.69" table:style-name="ce1">
            <text:p>-5.69</text:p>
          </table:table-cell>
          <table:table-cell office:value-type="float" office:value="347.83" table:style-name="ce1">
            <text:p>347.83</text:p>
          </table:table-cell>
          <table:table-cell office:value-type="float" office:value="45" table:style-name="ce1">
            <text:p>45</text:p>
          </table:table-cell>
          <table:table-cell office:value-type="float" office:value="666.58" table:style-name="ce1">
            <text:p>666.5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548.16999999999996" table:style-name="ce1">
            <text:p>548.1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anf</text:p>
          </table:table-cell>
          <table:table-cell office:value-type="string" table:style-name="ce1">
            <text:p>OC[C@H]1O[C@H](O)[C@@H](O)[C@H](O)[C@@H]1O[C@H]1O[C@@H](CO)[C@H](O)[C@@H](O)[C@H]1O</text:p>
          </table:table-cell>
          <table:table-cell office:value-type="float" office:value="-4.45" table:style-name="ce1">
            <text:p>-4.45</text:p>
          </table:table-cell>
          <table:table-cell office:value-type="float" office:value="189.53" table:style-name="ce1">
            <text:p>189.53</text:p>
          </table:table-cell>
          <table:table-cell office:value-type="float" office:value="23" table:style-name="ce1">
            <text:p>23</text:p>
          </table:table-cell>
          <table:table-cell office:value-type="float" office:value="342.3" table:style-name="ce1">
            <text:p>342.3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83.93" table:style-name="ce1">
            <text:p>283.9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3mbp</text:p>
          </table:table-cell>
          <table:table-cell office:value-type="string" table:style-name="ce3">
            <text:p>OC[C@H]1O[C@@H](O[C@@H]2[C@H](CO)OC(O)[C@@H](O)[C@H]2O)[C@@H](O)[C@H](O)[C@@H]1O[C@H]1O[C@@H](CO)[C@H](O)[C@@H](O)[C@H]1O</text:p>
          </table:table-cell>
          <table:table-cell office:value-type="float" office:value="-5.25" table:style-name="ce3">
            <text:p>-5.25</text:p>
          </table:table-cell>
          <table:table-cell office:value-type="float" office:value="268.68" table:style-name="ce3">
            <text:p>268.68</text:p>
          </table:table-cell>
          <table:table-cell office:value-type="float" office:value="34" table:style-name="ce3">
            <text:p>34</text:p>
          </table:table-cell>
          <table:table-cell office:value-type="float" office:value="504.44" table:style-name="ce3">
            <text:p>504.44</text:p>
          </table:table-cell>
          <table:table-cell office:value-type="float" office:value="16" table:style-name="ce3">
            <text:p>16</text:p>
          </table:table-cell>
          <table:table-cell office:value-type="float" office:value="11" table:style-name="ce3">
            <text:p>11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416.05" table:style-name="ce3">
            <text:p>416.05</text:p>
          </table:table-cell>
          <table:table-cell table:number-columns-repeated="4" table:style-name="ce1"/>
          <table:table-cell office:value-type="string" table:style-name="ce1">
            <text:p>1f6t <text:s/>error occurred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f3f</text:p>
          </table:table-cell>
          <table:table-cell office:value-type="string" table:style-name="ce1">
            <text:p>O=c1[nH]c(=O)n(cc1C)[C@@H]1C=C[C@H](CO[P@@](=O)(O)O[P@@](=O)(O)OP(=O)(O)O)O1</text:p>
          </table:table-cell>
          <table:table-cell office:value-type="float" office:value="-3.22" table:style-name="ce1">
            <text:p>-3.22</text:p>
          </table:table-cell>
          <table:table-cell office:value-type="float" office:value="223.93" table:style-name="ce1">
            <text:p>223.93</text:p>
          </table:table-cell>
          <table:table-cell office:value-type="float" office:value="28" table:style-name="ce1">
            <text:p>28</text:p>
          </table:table-cell>
          <table:table-cell office:value-type="float" office:value="464.15" table:style-name="ce1">
            <text:p>464.1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29.01" table:style-name="ce1">
            <text:p>329.0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b4s</text:p>
          </table:table-cell>
          <table:table-cell office:value-type="string" table:style-name="ce1">
            <text:p>O[C@H]1[C@@H](O)[C@H](CO[P@@](=O)(O)OP(=O)(O)O)O[C@@H]1n1cnc2c(N)ncnc12</text:p>
          </table:table-cell>
          <table:table-cell office:value-type="float" office:value="-2.5299999999999998" table:style-name="ce1">
            <text:p>-2.53</text:p>
          </table:table-cell>
          <table:table-cell office:value-type="float" office:value="232.62" table:style-name="ce1">
            <text:p>232.62</text:p>
          </table:table-cell>
          <table:table-cell office:value-type="float" office:value="27" table:style-name="ce1">
            <text:p>27</text:p>
          </table:table-cell>
          <table:table-cell office:value-type="float" office:value="427.2" table:style-name="ce1">
            <text:p>427.2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09.23" table:style-name="ce1">
            <text:p>309.2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lwx</text:p>
          </table:table-cell>
          <table:table-cell office:value-type="string" table:style-name="ce1">
            <text:p>[N-]=[N+]=N[C@H]1C[C@H](O[C@@H]1CO[P@@](=O)(O)OP(=O)(O)O)n1cc(C)c(=O)[nH]c1=O</text:p>
          </table:table-cell>
          <table:table-cell office:value-type="float" office:value="-1.77" table:style-name="ce1">
            <text:p>-1.77</text:p>
          </table:table-cell>
          <table:table-cell office:value-type="float" office:value="227.15" table:style-name="ce1">
            <text:p>227.15</text:p>
          </table:table-cell>
          <table:table-cell office:value-type="float" office:value="27" table:style-name="ce1">
            <text:p>27</text:p>
          </table:table-cell>
          <table:table-cell office:value-type="float" office:value="427.2" table:style-name="ce1">
            <text:p>427.2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314.76" table:style-name="ce1">
            <text:p>314.7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b99</text:p>
          </table:table-cell>
          <table:table-cell office:value-type="string" table:style-name="ce1">
            <text:p>O=c1ccn([C@H]2C[C@@H](F)[C@H](CO[P@](=O)(O)OP(=O)(O)O)O2)c(=O)[nH]1</text:p>
          </table:table-cell>
          <table:table-cell office:value-type="float" office:value="-2.88" table:style-name="ce1">
            <text:p>-2.88</text:p>
          </table:table-cell>
          <table:table-cell office:value-type="float" office:value="177.4" table:style-name="ce1">
            <text:p>177.4</text:p>
          </table:table-cell>
          <table:table-cell office:value-type="float" office:value="24" table:style-name="ce1">
            <text:p>24</text:p>
          </table:table-cell>
          <table:table-cell office:value-type="float" office:value="390.15" table:style-name="ce1">
            <text:p>390.15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78.24" table:style-name="ce1">
            <text:p>278.2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hiy</text:p>
          </table:table-cell>
          <table:table-cell office:value-type="string" table:style-name="ce1">
            <text:p>O[C@@H]1[C@H](N)[C@@H](CO[P@](=O)(O)OP(=O)(O)O)O[C@@H]1n1cnc2c(N)ncnc12</text:p>
          </table:table-cell>
          <table:table-cell office:value-type="float" office:value="-3.98" table:style-name="ce1">
            <text:p>-3.98</text:p>
          </table:table-cell>
          <table:table-cell office:value-type="float" office:value="238.41" table:style-name="ce1">
            <text:p>238.41</text:p>
          </table:table-cell>
          <table:table-cell office:value-type="float" office:value="27" table:style-name="ce1">
            <text:p>27</text:p>
          </table:table-cell>
          <table:table-cell office:value-type="float" office:value="426.22" table:style-name="ce1">
            <text:p>426.22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12.5" table:style-name="ce1">
            <text:p>312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bux</text:p>
          </table:table-cell>
          <table:table-cell office:value-type="string" table:style-name="ce1">
            <text:p>OC1C(OP(=O)(O)O)C(COP(=O)(O)OS(=O)(=O)O)OC1n1cnc2c(N)ncnc12</text:p>
          </table:table-cell>
          <table:table-cell office:value-type="float" office:value="-5.03" table:style-name="ce1">
            <text:p>-5.03</text:p>
          </table:table-cell>
          <table:table-cell office:value-type="float" office:value="275.99" table:style-name="ce1">
            <text:p>275.99</text:p>
          </table:table-cell>
          <table:table-cell office:value-type="float" office:value="31" table:style-name="ce1">
            <text:p>31</text:p>
          </table:table-cell>
          <table:table-cell office:value-type="float" office:value="507.27" table:style-name="ce1">
            <text:p>507.27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349.64" table:style-name="ce1">
            <text:p>349.6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ndp</text:p>
          </table:table-cell>
          <table:table-cell office:value-type="string" table:style-name="ce1">
            <text:p>O[C@H]1[C@@H](O)[C@H](CO[P@@](=O)(O)OP(=O)(O)O)O[C@@H]1n1cnc2c(N)ncnc12</text:p>
          </table:table-cell>
          <table:table-cell office:value-type="float" office:value="-2.5299999999999998" table:style-name="ce1">
            <text:p>-2.53</text:p>
          </table:table-cell>
          <table:table-cell office:value-type="float" office:value="232.62" table:style-name="ce1">
            <text:p>232.62</text:p>
          </table:table-cell>
          <table:table-cell office:value-type="float" office:value="27" table:style-name="ce1">
            <text:p>27</text:p>
          </table:table-cell>
          <table:table-cell office:value-type="float" office:value="427.2" table:style-name="ce1">
            <text:p>427.2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09.23" table:style-name="ce1">
            <text:p>309.2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kdn</text:p>
          </table:table-cell>
          <table:table-cell office:value-type="string" table:style-name="ce1">
            <text:p>O[C@H]1[C@@H](O)[C@H](CO[P@@](=O)(O)OP(=O)(O)O)O[C@@H]1n1cnc2c(N)ncnc12</text:p>
          </table:table-cell>
          <table:table-cell office:value-type="float" office:value="-2.5299999999999998" table:style-name="ce1">
            <text:p>-2.53</text:p>
          </table:table-cell>
          <table:table-cell office:value-type="float" office:value="232.62" table:style-name="ce1">
            <text:p>232.62</text:p>
          </table:table-cell>
          <table:table-cell office:value-type="float" office:value="27" table:style-name="ce1">
            <text:p>27</text:p>
          </table:table-cell>
          <table:table-cell office:value-type="float" office:value="427.2" table:style-name="ce1">
            <text:p>427.2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09.23" table:style-name="ce1">
            <text:p>309.2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2bef</text:p>
          </table:table-cell>
          <table:table-cell office:value-type="string" table:style-name="ce1">
            <text:p>O[C@H]1[C@@H](O)[C@H](CO[P@@](=O)(O)OP(=O)(O)O)O[C@@H]1n1cnc2c(N)ncnc12</text:p>
          </table:table-cell>
          <table:table-cell office:value-type="float" office:value="-2.5299999999999998" table:style-name="ce1">
            <text:p>-2.53</text:p>
          </table:table-cell>
          <table:table-cell office:value-type="float" office:value="232.62" table:style-name="ce1">
            <text:p>232.62</text:p>
          </table:table-cell>
          <table:table-cell office:value-type="float" office:value="27" table:style-name="ce1">
            <text:p>27</text:p>
          </table:table-cell>
          <table:table-cell office:value-type="float" office:value="427.2" table:style-name="ce1">
            <text:p>427.2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09.23" table:style-name="ce1">
            <text:p>309.2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ndc</text:p>
          </table:table-cell>
          <table:table-cell office:value-type="string" table:style-name="ce1">
            <text:p>O[C@H]1C[C@H](O[C@@H]1CO[P@@](=O)(O)OP(=O)(O)O)n1cc(C)c(=O)[nH]c1=O</text:p>
          </table:table-cell>
          <table:table-cell office:value-type="float" office:value="-3.11" table:style-name="ce1">
            <text:p>-3.11</text:p>
          </table:table-cell>
          <table:table-cell office:value-type="float" office:value="197.62" table:style-name="ce1">
            <text:p>197.62</text:p>
          </table:table-cell>
          <table:table-cell office:value-type="float" office:value="25" table:style-name="ce1">
            <text:p>25</text:p>
          </table:table-cell>
          <table:table-cell office:value-type="float" office:value="402.19" table:style-name="ce1">
            <text:p>402.19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97.89" table:style-name="ce1">
            <text:p>297.8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jet</text:p>
          </table:table-cell>
          <table:table-cell office:value-type="string" table:style-name="ce1">
            <text:p>NCCCCC(N)C(=O)NC(C)C(=O)NC(CCCCN)C(=O)O</text:p>
          </table:table-cell>
          <table:table-cell office:value-type="float" office:value="-4.59" table:style-name="ce1">
            <text:p>-4.59</text:p>
          </table:table-cell>
          <table:table-cell office:value-type="float" office:value="173.56" table:style-name="ce1">
            <text:p>173.56</text:p>
          </table:table-cell>
          <table:table-cell office:value-type="float" office:value="24" table:style-name="ce1">
            <text:p>24</text:p>
          </table:table-cell>
          <table:table-cell office:value-type="float" office:value="345.44" table:style-name="ce1">
            <text:p>345.4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337.73" table:style-name="ce1">
            <text:p>337.7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b05</text:p>
          </table:table-cell>
          <table:table-cell office:value-type="string" table:style-name="ce1">
            <text:p>NCCCCC(N)C(=O)NC(CS)C(=O)NC(CCCCN)C(=O)O</text:p>
          </table:table-cell>
          <table:table-cell office:value-type="float" office:value="-4.5999999999999996" table:style-name="ce1">
            <text:p>-4.6</text:p>
          </table:table-cell>
          <table:table-cell office:value-type="float" office:value="173.56" table:style-name="ce1">
            <text:p>173.56</text:p>
          </table:table-cell>
          <table:table-cell office:value-type="float" office:value="25" table:style-name="ce1">
            <text:p>25</text:p>
          </table:table-cell>
          <table:table-cell office:value-type="float" office:value="377.51" table:style-name="ce1">
            <text:p>377.5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355.63" table:style-name="ce1">
            <text:p>355.6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b4z</text:p>
          </table:table-cell>
          <table:table-cell office:value-type="string" table:style-name="ce1">
            <text:p>NCCCCC(N)C(=O)NC(CC(=O)O)C(=O)NC(CCCCN)C(=O)O</text:p>
          </table:table-cell>
          <table:table-cell office:value-type="float" office:value="-4.97" table:style-name="ce1">
            <text:p>-4.97</text:p>
          </table:table-cell>
          <table:table-cell office:value-type="float" office:value="210.86" table:style-name="ce1">
            <text:p>210.86</text:p>
          </table:table-cell>
          <table:table-cell office:value-type="float" office:value="27" table:style-name="ce1">
            <text:p>27</text:p>
          </table:table-cell>
          <table:table-cell office:value-type="float" office:value="389.45" table:style-name="ce1">
            <text:p>389.45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364.97" table:style-name="ce1">
            <text:p>364.9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jeu</text:p>
          </table:table-cell>
          <table:table-cell office:value-type="string" table:style-name="ce1">
            <text:p>NCCCCC(N)C(=O)NC(CCC(=O)O)C(=O)NC(CCCCN)C(=O)O</text:p>
          </table:table-cell>
          <table:table-cell office:value-type="float" office:value="-4.8600000000000003" table:style-name="ce1">
            <text:p>-4.86</text:p>
          </table:table-cell>
          <table:table-cell office:value-type="float" office:value="210.86" table:style-name="ce1">
            <text:p>210.86</text:p>
          </table:table-cell>
          <table:table-cell office:value-type="float" office:value="28" table:style-name="ce1">
            <text:p>28</text:p>
          </table:table-cell>
          <table:table-cell office:value-type="float" office:value="403.48" table:style-name="ce1">
            <text:p>403.48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381.78" table:style-name="ce1">
            <text:p>381.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b40</text:p>
          </table:table-cell>
          <table:table-cell office:value-type="string" table:style-name="ce1">
            <text:p>NCCCCC(N)C(=O)NC(Cc1ccccc1)C(=O)NC(CCCCN)C(=O)O</text:p>
          </table:table-cell>
          <table:table-cell office:value-type="float" office:value="-3.34" table:style-name="ce1">
            <text:p>-3.34</text:p>
          </table:table-cell>
          <table:table-cell office:value-type="float" office:value="173.56" table:style-name="ce1">
            <text:p>173.56</text:p>
          </table:table-cell>
          <table:table-cell office:value-type="float" office:value="30" table:style-name="ce1">
            <text:p>30</text:p>
          </table:table-cell>
          <table:table-cell office:value-type="float" office:value="421.54" table:style-name="ce1">
            <text:p>421.5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409.38" table:style-name="ce1">
            <text:p>409.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b3l</text:p>
          </table:table-cell>
          <table:table-cell office:value-type="string" table:style-name="ce1">
            <text:p>NCCCCC(N)C(=O)NCC(=O)NC(CCCCN)C(=O)O</text:p>
          </table:table-cell>
          <table:table-cell office:value-type="float" office:value="-4.49" table:style-name="ce1">
            <text:p>-4.49</text:p>
          </table:table-cell>
          <table:table-cell office:value-type="float" office:value="173.56" table:style-name="ce1">
            <text:p>173.56</text:p>
          </table:table-cell>
          <table:table-cell office:value-type="float" office:value="23" table:style-name="ce1">
            <text:p>23</text:p>
          </table:table-cell>
          <table:table-cell office:value-type="float" office:value="331.42" table:style-name="ce1">
            <text:p>331.4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321.14" table:style-name="ce1">
            <text:p>321.1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b3f</text:p>
          </table:table-cell>
          <table:table-cell office:value-type="string" table:style-name="ce1">
            <text:p>NCCCCC(N)C(=O)NC(Cc1[nH]cnc1)C(=O)NC(CCCCN)C(=O)O</text:p>
          </table:table-cell>
          <table:table-cell office:value-type="float" office:value="-4.75" table:style-name="ce1">
            <text:p>-4.75</text:p>
          </table:table-cell>
          <table:table-cell office:value-type="float" office:value="202.25" table:style-name="ce1">
            <text:p>202.25</text:p>
          </table:table-cell>
          <table:table-cell office:value-type="float" office:value="29" table:style-name="ce1">
            <text:p>29</text:p>
          </table:table-cell>
          <table:table-cell office:value-type="float" office:value="411.51" table:style-name="ce1">
            <text:p>411.51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390.21" table:style-name="ce1">
            <text:p>390.2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b3g</text:p>
          </table:table-cell>
          <table:table-cell office:value-type="string" table:style-name="ce1">
            <text:p>NCCCCC(N)C(=O)NC(C(C)CC)C(=O)NC(CCCCN)C(=O)O</text:p>
          </table:table-cell>
          <table:table-cell office:value-type="float" office:value="-3.52" table:style-name="ce1">
            <text:p>-3.52</text:p>
          </table:table-cell>
          <table:table-cell office:value-type="float" office:value="173.56" table:style-name="ce1">
            <text:p>173.56</text:p>
          </table:table-cell>
          <table:table-cell office:value-type="float" office:value="27" table:style-name="ce1">
            <text:p>27</text:p>
          </table:table-cell>
          <table:table-cell office:value-type="float" office:value="387.52" table:style-name="ce1">
            <text:p>387.5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387.92" table:style-name="ce1">
            <text:p>387.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olb</text:p>
          </table:table-cell>
          <table:table-cell office:value-type="string" table:style-name="ce1">
            <text:p>NCCCCC(NC(=O)C(N)CCCCN)C(=O)NC(CCCCN)C(=O)O</text:p>
          </table:table-cell>
          <table:table-cell office:value-type="float" office:value="-4.83" table:style-name="ce1">
            <text:p>-4.83</text:p>
          </table:table-cell>
          <table:table-cell office:value-type="float" office:value="199.59" table:style-name="ce1">
            <text:p>199.59</text:p>
          </table:table-cell>
          <table:table-cell office:value-type="float" office:value="28" table:style-name="ce1">
            <text:p>28</text:p>
          </table:table-cell>
          <table:table-cell office:value-type="float" office:value="402.54" table:style-name="ce1">
            <text:p>402.54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399.67" table:style-name="ce1">
            <text:p>399.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b9j</text:p>
          </table:table-cell>
          <table:table-cell office:value-type="string" table:style-name="ce1">
            <text:p>NCCCCC(N)C(=O)NC(CC(C)C)C(=O)NC(CCCCN)C(=O)O</text:p>
          </table:table-cell>
          <table:table-cell office:value-type="float" office:value="-3.49" table:style-name="ce1">
            <text:p>-3.49</text:p>
          </table:table-cell>
          <table:table-cell office:value-type="float" office:value="173.56" table:style-name="ce1">
            <text:p>173.56</text:p>
          </table:table-cell>
          <table:table-cell office:value-type="float" office:value="27" table:style-name="ce1">
            <text:p>27</text:p>
          </table:table-cell>
          <table:table-cell office:value-type="float" office:value="387.52" table:style-name="ce1">
            <text:p>387.5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387.92" table:style-name="ce1">
            <text:p>387.9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b32</text:p>
          </table:table-cell>
          <table:table-cell office:value-type="string" table:style-name="ce1">
            <text:p>NCCCCC(N)C(=O)NC(CCSC)C(=O)NC(CCCCN)C(=O)O</text:p>
          </table:table-cell>
          <table:table-cell office:value-type="float" office:value="-4.3" table:style-name="ce1">
            <text:p>-4.3</text:p>
          </table:table-cell>
          <table:table-cell office:value-type="float" office:value="173.56" table:style-name="ce1">
            <text:p>173.56</text:p>
          </table:table-cell>
          <table:table-cell office:value-type="float" office:value="27" table:style-name="ce1">
            <text:p>27</text:p>
          </table:table-cell>
          <table:table-cell office:value-type="float" office:value="405.56" table:style-name="ce1">
            <text:p>405.5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389.46" table:style-name="ce1">
            <text:p>389.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b5i</text:p>
          </table:table-cell>
          <table:table-cell office:value-type="string" table:style-name="ce1">
            <text:p>NCCCCC(N)C(=O)NC(CC(=O)N)C(=O)NC(CCCCN)C(=O)O</text:p>
          </table:table-cell>
          <table:table-cell office:value-type="float" office:value="-4.6500000000000004" table:style-name="ce1">
            <text:p>-4.65</text:p>
          </table:table-cell>
          <table:table-cell office:value-type="float" office:value="216.66" table:style-name="ce1">
            <text:p>216.66</text:p>
          </table:table-cell>
          <table:table-cell office:value-type="float" office:value="27" table:style-name="ce1">
            <text:p>27</text:p>
          </table:table-cell>
          <table:table-cell office:value-type="float" office:value="388.47" table:style-name="ce1">
            <text:p>388.47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368.25" table:style-name="ce1">
            <text:p>368.2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b46</text:p>
          </table:table-cell>
          <table:table-cell office:value-type="string" table:style-name="ce1">
            <text:p>NCCCCC(NC(=O)C1CCCN1C(=O)C(N)CCCCN)C(=O)O</text:p>
          </table:table-cell>
          <table:table-cell office:value-type="float" office:value="-4.41" table:style-name="ce1">
            <text:p>-4.41</text:p>
          </table:table-cell>
          <table:table-cell office:value-type="float" office:value="164.78" table:style-name="ce1">
            <text:p>164.78</text:p>
          </table:table-cell>
          <table:table-cell office:value-type="float" office:value="26" table:style-name="ce1">
            <text:p>26</text:p>
          </table:table-cell>
          <table:table-cell office:value-type="float" office:value="371.48" table:style-name="ce1">
            <text:p>371.4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361.12" table:style-name="ce1">
            <text:p>361.1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b5j</text:p>
          </table:table-cell>
          <table:table-cell office:value-type="string" table:style-name="ce1">
            <text:p>NCCCCC(N)C(=O)NC(CCC(=O)N)C(=O)NC(CCCCN)C(=O)O</text:p>
          </table:table-cell>
          <table:table-cell office:value-type="float" office:value="-5.0599999999999996" table:style-name="ce1">
            <text:p>-5.06</text:p>
          </table:table-cell>
          <table:table-cell office:value-type="float" office:value="216.66" table:style-name="ce1">
            <text:p>216.66</text:p>
          </table:table-cell>
          <table:table-cell office:value-type="float" office:value="28" table:style-name="ce1">
            <text:p>28</text:p>
          </table:table-cell>
          <table:table-cell office:value-type="float" office:value="402.5" table:style-name="ce1">
            <text:p>402.5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385.05" table:style-name="ce1">
            <text:p>385.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qka</text:p>
          </table:table-cell>
          <table:table-cell office:value-type="string" table:style-name="ce1">
            <text:p>NCCCCC(N)C(=O)NC(CCCNC(=N)N)C(=O)NC(CCCCN)C(=O)O</text:p>
          </table:table-cell>
          <table:table-cell office:value-type="float" office:value="-5.01" table:style-name="ce1">
            <text:p>-5.01</text:p>
          </table:table-cell>
          <table:table-cell office:value-type="float" office:value="235.47" table:style-name="ce1">
            <text:p>235.47</text:p>
          </table:table-cell>
          <table:table-cell office:value-type="float" office:value="30" table:style-name="ce1">
            <text:p>30</text:p>
          </table:table-cell>
          <table:table-cell office:value-type="float" office:value="430.55" table:style-name="ce1">
            <text:p>430.55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417.57" table:style-name="ce1">
            <text:p>417.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b51</text:p>
          </table:table-cell>
          <table:table-cell office:value-type="string" table:style-name="ce1">
            <text:p>NCCCCC(N)C(=O)NC(CO)C(=O)NC(CCCCN)C(=O)O</text:p>
          </table:table-cell>
          <table:table-cell office:value-type="float" office:value="-5.0199999999999996" table:style-name="ce1">
            <text:p>-5.02</text:p>
          </table:table-cell>
          <table:table-cell office:value-type="float" office:value="193.79" table:style-name="ce1">
            <text:p>193.79</text:p>
          </table:table-cell>
          <table:table-cell office:value-type="float" office:value="25" table:style-name="ce1">
            <text:p>25</text:p>
          </table:table-cell>
          <table:table-cell office:value-type="float" office:value="361.44" table:style-name="ce1">
            <text:p>361.44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345.99" table:style-name="ce1">
            <text:p>345.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b52</text:p>
          </table:table-cell>
          <table:table-cell office:value-type="string" table:style-name="ce1">
            <text:p>NCCCCC(N)C(=O)NC(C(C)O)C(=O)NC(CCCCN)C(=O)O</text:p>
          </table:table-cell>
          <table:table-cell office:value-type="float" office:value="-4.88" table:style-name="ce1">
            <text:p>-4.88</text:p>
          </table:table-cell>
          <table:table-cell office:value-type="float" office:value="193.79" table:style-name="ce1">
            <text:p>193.79</text:p>
          </table:table-cell>
          <table:table-cell office:value-type="float" office:value="26" table:style-name="ce1">
            <text:p>26</text:p>
          </table:table-cell>
          <table:table-cell office:value-type="float" office:value="375.47" table:style-name="ce1">
            <text:p>375.47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362.58" table:style-name="ce1">
            <text:p>362.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qkb</text:p>
          </table:table-cell>
          <table:table-cell office:value-type="string" table:style-name="ce1">
            <text:p>NCCCCC(N)C(=O)NC(C(C)C)C(=O)NC(CCCCN)C(=O)O</text:p>
          </table:table-cell>
          <table:table-cell office:value-type="float" office:value="-4.0199999999999996" table:style-name="ce1">
            <text:p>-4.02</text:p>
          </table:table-cell>
          <table:table-cell office:value-type="float" office:value="173.56" table:style-name="ce1">
            <text:p>173.56</text:p>
          </table:table-cell>
          <table:table-cell office:value-type="float" office:value="26" table:style-name="ce1">
            <text:p>26</text:p>
          </table:table-cell>
          <table:table-cell office:value-type="float" office:value="373.5" table:style-name="ce1">
            <text:p>373.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371.12" table:style-name="ce1">
            <text:p>371.1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jev</text:p>
          </table:table-cell>
          <table:table-cell office:value-type="string" table:style-name="ce1">
            <text:p>NCCCCC(N)C(=O)NC(Cc1c[nH]c2ccccc12)C(=O)NC(CCCCN)C(=O)O</text:p>
          </table:table-cell>
          <table:table-cell office:value-type="float" office:value="-3.19" table:style-name="ce1">
            <text:p>-3.19</text:p>
          </table:table-cell>
          <table:table-cell office:value-type="float" office:value="189.35" table:style-name="ce1">
            <text:p>189.35</text:p>
          </table:table-cell>
          <table:table-cell office:value-type="float" office:value="33" table:style-name="ce1">
            <text:p>33</text:p>
          </table:table-cell>
          <table:table-cell office:value-type="float" office:value="460.58" table:style-name="ce1">
            <text:p>460.5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438.36" table:style-name="ce1">
            <text:p>438.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b58</text:p>
          </table:table-cell>
          <table:table-cell office:value-type="string" table:style-name="ce1">
            <text:p>NCCCCC(N)C(=O)NC(Cc1ccc(O)cc1)C(=O)NC(CCCCN)C(=O)O</text:p>
          </table:table-cell>
          <table:table-cell office:value-type="float" office:value="-3.82" table:style-name="ce1">
            <text:p>-3.82</text:p>
          </table:table-cell>
          <table:table-cell office:value-type="float" office:value="193.79" table:style-name="ce1">
            <text:p>193.79</text:p>
          </table:table-cell>
          <table:table-cell office:value-type="float" office:value="31" table:style-name="ce1">
            <text:p>31</text:p>
          </table:table-cell>
          <table:table-cell office:value-type="float" office:value="437.54" table:style-name="ce1">
            <text:p>437.54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417.4" table:style-name="ce1">
            <text:p>417.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tlg</text:p>
          </table:table-cell>
          <table:table-cell office:value-type="string" table:style-name="ce1">
            <text:p>OC[C@H]1O[C@@H](O)[C@H](O)[C@@H](O)[C@H]1O</text:p>
          </table:table-cell>
          <table:table-cell office:value-type="float" office:value="-2.64" table:style-name="ce1">
            <text:p>-2.64</text:p>
          </table:table-cell>
          <table:table-cell office:value-type="float" office:value="110.37" table:style-name="ce1">
            <text:p>110.37</text:p>
          </table:table-cell>
          <table:table-cell office:value-type="float" office:value="12" table:style-name="ce1">
            <text:p>12</text:p>
          </table:table-cell>
          <table:table-cell office:value-type="float" office:value="180.16" table:style-name="ce1">
            <text:p>180.1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51.81" table:style-name="ce1">
            <text:p>151.8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odi</text:p>
          </table:table-cell>
          <table:table-cell office:value-type="string" table:style-name="ce1">
            <text:p>OC[C@H]1O[C@@H]([C@H](O)[C@@H]1O)n1cnc2c(N)ncnc12</text:p>
          </table:table-cell>
          <table:table-cell office:value-type="float" office:value="-0.85" table:style-name="ce1">
            <text:p>-0.85</text:p>
          </table:table-cell>
          <table:table-cell office:value-type="float" office:value="139.55000000000001" table:style-name="ce1">
            <text:p>139.55</text:p>
          </table:table-cell>
          <table:table-cell office:value-type="float" office:value="19" table:style-name="ce1">
            <text:p>19</text:p>
          </table:table-cell>
          <table:table-cell office:value-type="float" office:value="267.25" table:style-name="ce1">
            <text:p>267.2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18.53" table:style-name="ce1">
            <text:p>218.5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odj</text:p>
          </table:table-cell>
          <table:table-cell office:value-type="string" table:style-name="ce1">
            <text:p>OC[C@H]1O[C@@H]([C@H](O)[C@@H]1O)n1cnc2c(=O)[nH]c(N)nc12</text:p>
          </table:table-cell>
          <table:table-cell office:value-type="float" office:value="-2.02" table:style-name="ce1">
            <text:p>-2.02</text:p>
          </table:table-cell>
          <table:table-cell office:value-type="float" office:value="159.52000000000001" table:style-name="ce1">
            <text:p>159.52</text:p>
          </table:table-cell>
          <table:table-cell office:value-type="float" office:value="20" table:style-name="ce1">
            <text:p>20</text:p>
          </table:table-cell>
          <table:table-cell office:value-type="float" office:value="283.24" table:style-name="ce1">
            <text:p>283.24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6.66" table:style-name="ce1">
            <text:p>226.6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4rsk</text:p>
          </table:table-cell>
          <table:table-cell office:value-type="string" table:style-name="ce1">
            <text:p>OC[C@H]1O[C@H]([C@H](O)[C@@H]1OP(=O)(O)O)n1ccc(=O)[nH]c1=O</text:p>
          </table:table-cell>
          <table:table-cell office:value-type="float" office:value="-3.71" table:style-name="ce1">
            <text:p>-3.71</text:p>
          </table:table-cell>
          <table:table-cell office:value-type="float" office:value="171.32" table:style-name="ce1">
            <text:p>171.32</text:p>
          </table:table-cell>
          <table:table-cell office:value-type="float" office:value="21" table:style-name="ce1">
            <text:p>21</text:p>
          </table:table-cell>
          <table:table-cell office:value-type="float" office:value="324.18" table:style-name="ce1">
            <text:p>324.18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44.02" table:style-name="ce1">
            <text:p>244.02</text:p>
          </table:table-cell>
          <table:table-cell table:number-columns-repeated="4" table:style-name="ce1"/>
          <table:table-cell office:value-type="string" table:style-name="ce1">
            <text:p>1rpf error error on aromatic chain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bvi</text:p>
          </table:table-cell>
          <table:table-cell office:value-type="string" table:style-name="ce1">
            <text:p>OC[C@H]1O[C@@H]([C@H](OP(=O)(O)O)[C@@H]1O)n1cnc2c(=O)[nH]c(N)nc12</text:p>
          </table:table-cell>
          <table:table-cell office:value-type="float" office:value="-2.68" table:style-name="ce1">
            <text:p>-2.68</text:p>
          </table:table-cell>
          <table:table-cell office:value-type="float" office:value="206.05" table:style-name="ce1">
            <text:p>206.05</text:p>
          </table:table-cell>
          <table:table-cell office:value-type="float" office:value="24" table:style-name="ce1">
            <text:p>24</text:p>
          </table:table-cell>
          <table:table-cell office:value-type="float" office:value="363.22" table:style-name="ce1">
            <text:p>363.22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72" table:style-name="ce1">
            <text:p>27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6gsp</text:p>
          </table:table-cell>
          <table:table-cell office:value-type="string" table:style-name="ce1">
            <text:p>OC[C@H]1O[C@@H]([C@H](O)[C@@H]1OP(=O)(O)O)n1cnc2c(=O)[nH]c(N)nc12</text:p>
          </table:table-cell>
          <table:table-cell office:value-type="float" office:value="-3.64" table:style-name="ce1">
            <text:p>-3.64</text:p>
          </table:table-cell>
          <table:table-cell office:value-type="float" office:value="206.05" table:style-name="ce1">
            <text:p>206.05</text:p>
          </table:table-cell>
          <table:table-cell office:value-type="float" office:value="24" table:style-name="ce1">
            <text:p>24</text:p>
          </table:table-cell>
          <table:table-cell office:value-type="float" office:value="363.22" table:style-name="ce1">
            <text:p>363.22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72" table:style-name="ce1">
            <text:p>27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e7a</text:p>
          </table:table-cell>
          <table:table-cell office:value-type="string" table:style-name="ce1">
            <text:p>CC(C)c1cccc(C(C)C)c1O</text:p>
          </table:table-cell>
          <table:table-cell office:value-type="float" office:value="3.7" table:style-name="ce1">
            <text:p>3.7</text:p>
          </table:table-cell>
          <table:table-cell office:value-type="float" office:value="20.23" table:style-name="ce1">
            <text:p>20.23</text:p>
          </table:table-cell>
          <table:table-cell office:value-type="float" office:value="13" table:style-name="ce1">
            <text:p>13</text:p>
          </table:table-cell>
          <table:table-cell office:value-type="float" office:value="178.28" table:style-name="ce1">
            <text:p>178.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91.96" table:style-name="ce1">
            <text:p>191.9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e7c</text:p>
          </table:table-cell>
          <table:table-cell office:value-type="string" table:style-name="ce1">
            <text:p>Cl[C@H](Br)C(F)(F)F</text:p>
          </table:table-cell>
          <table:table-cell office:value-type="float" office:value="2.56" table:style-name="ce1">
            <text:p>2.5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97.38" table:style-name="ce1">
            <text:p>197.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2.18" table:style-name="ce1">
            <text:p>92.1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e7b</text:p>
          </table:table-cell>
          <table:table-cell office:value-type="string" table:style-name="ce1">
            <text:p>Cl[C@H](Br)C(F)(F)F</text:p>
          </table:table-cell>
          <table:table-cell office:value-type="float" office:value="2.56" table:style-name="ce1">
            <text:p>2.5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97.38" table:style-name="ce1">
            <text:p>197.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2.18" table:style-name="ce1">
            <text:p>92.1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srl</text:p>
          </table:table-cell>
          <table:table-cell office:value-type="string" table:style-name="ce1">
            <text:p>OC(=O)c1ccccc1N=Nc1cc(C)c(O)c(C)c1</text:p>
          </table:table-cell>
          <table:table-cell office:value-type="float" office:value="4.71" table:style-name="ce1">
            <text:p>4.71</text:p>
          </table:table-cell>
          <table:table-cell office:value-type="float" office:value="82.25" table:style-name="ce1">
            <text:p>82.25</text:p>
          </table:table-cell>
          <table:table-cell office:value-type="float" office:value="20" table:style-name="ce1">
            <text:p>20</text:p>
          </table:table-cell>
          <table:table-cell office:value-type="float" office:value="270.29000000000002" table:style-name="ce1">
            <text:p>270.2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42.7" table:style-name="ce1">
            <text:p>242.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srg</text:p>
          </table:table-cell>
          <table:table-cell office:value-type="string" table:style-name="ce1">
            <text:p>OC(=O)c1ccccc1N=Nc1ccc(O)c(C)c1</text:p>
          </table:table-cell>
          <table:table-cell office:value-type="float" office:value="4.54" table:style-name="ce1">
            <text:p>4.54</text:p>
          </table:table-cell>
          <table:table-cell office:value-type="float" office:value="82.25" table:style-name="ce1">
            <text:p>82.25</text:p>
          </table:table-cell>
          <table:table-cell office:value-type="float" office:value="19" table:style-name="ce1">
            <text:p>19</text:p>
          </table:table-cell>
          <table:table-cell office:value-type="float" office:value="256.26" table:style-name="ce1">
            <text:p>256.2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26.14" table:style-name="ce1">
            <text:p>226.1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pts</text:p>
          </table:table-cell>
          <table:table-cell office:value-type="string" table:style-name="ce1">
            <text:p>OCC(NC(=O)C(N)Cc1ccccc1)C(=O)NC(Cc1cnc[nH]1)C(=O)N1CCCC1C(=O)NC(CCC(=O)N)C(=O)NC(CC(=O)N)C(=O)NC(C(C)O)C(=O)O</text:p>
          </table:table-cell>
          <table:table-cell office:value-type="float" office:value="-5.48" table:style-name="ce1">
            <text:p>-5.48</text:p>
          </table:table-cell>
          <table:table-cell office:value-type="float" office:value="384.45" table:style-name="ce1">
            <text:p>384.45</text:p>
          </table:table-cell>
          <table:table-cell office:value-type="float" office:value="59" table:style-name="ce1">
            <text:p>59</text:p>
          </table:table-cell>
          <table:table-cell office:value-type="float" office:value="829.87" table:style-name="ce1">
            <text:p>829.87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731.4" table:style-name="ce1">
            <text:p>731.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sre</text:p>
          </table:table-cell>
          <table:table-cell office:value-type="string" table:style-name="ce1">
            <text:p>Oc1ccc(cc1)N=Nc1ccccc1C(=O)O</text:p>
          </table:table-cell>
          <table:table-cell office:value-type="float" office:value="3.69" table:style-name="ce1">
            <text:p>3.69</text:p>
          </table:table-cell>
          <table:table-cell office:value-type="float" office:value="82.25" table:style-name="ce1">
            <text:p>82.25</text:p>
          </table:table-cell>
          <table:table-cell office:value-type="float" office:value="18" table:style-name="ce1">
            <text:p>18</text:p>
          </table:table-cell>
          <table:table-cell office:value-type="float" office:value="242.23" table:style-name="ce1">
            <text:p>242.2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09.57" table:style-name="ce1">
            <text:p>209.5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k22</text:p>
          </table:table-cell>
          <table:table-cell office:value-type="string" table:style-name="ce1">
            <text:p>OC(=O)CN[C@H](C1CCCCC1)C(=O)N1CC[C@@H]1C(=O)NCc1ccc(cc1)C(=N)N</text:p>
          </table:table-cell>
          <table:table-cell office:value-type="float" office:value="-0.93" table:style-name="ce1">
            <text:p>-0.93</text:p>
          </table:table-cell>
          <table:table-cell office:value-type="float" office:value="148.61000000000001" table:style-name="ce1">
            <text:p>148.61</text:p>
          </table:table-cell>
          <table:table-cell office:value-type="float" office:value="31" table:style-name="ce1">
            <text:p>31</text:p>
          </table:table-cell>
          <table:table-cell office:value-type="float" office:value="429.52" table:style-name="ce1">
            <text:p>429.52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400.2" table:style-name="ce1">
            <text:p>400.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k21</text:p>
          </table:table-cell>
          <table:table-cell office:value-type="string" table:style-name="ce1">
            <text:p>NC(=N)NCCCNC(=O)[C@@H]1CCCCN1C(=O)[C@@H](NCC(=O)O)CC1CCCCC1</text:p>
          </table:table-cell>
          <table:table-cell office:value-type="float" office:value="-0.36" table:style-name="ce1">
            <text:p>-0.36</text:p>
          </table:table-cell>
          <table:table-cell office:value-type="float" office:value="160.63" table:style-name="ce1">
            <text:p>160.63</text:p>
          </table:table-cell>
          <table:table-cell office:value-type="float" office:value="31" table:style-name="ce1">
            <text:p>31</text:p>
          </table:table-cell>
          <table:table-cell office:value-type="float" office:value="438.57" table:style-name="ce1">
            <text:p>438.57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425.21" table:style-name="ce1">
            <text:p>425.2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ce5</text:p>
          </table:table-cell>
          <table:table-cell office:value-type="string" table:style-name="ce1">
            <text:p>NC(=N)c1ccccc1</text:p>
          </table:table-cell>
          <table:table-cell office:value-type="float" office:value="0.32" table:style-name="ce1">
            <text:p>0.32</text:p>
          </table:table-cell>
          <table:table-cell office:value-type="float" office:value="49.88" table:style-name="ce1">
            <text:p>49.88</text:p>
          </table:table-cell>
          <table:table-cell office:value-type="float" office:value="9" table:style-name="ce1">
            <text:p>9</text:p>
          </table:table-cell>
          <table:table-cell office:value-type="float" office:value="120.16" table:style-name="ce1">
            <text:p>120.1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7.63" table:style-name="ce1">
            <text:p>117.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3ptb</text:p>
          </table:table-cell>
          <table:table-cell office:value-type="string" table:style-name="ce1">
            <text:p>NC(=N)c1ccccc1</text:p>
          </table:table-cell>
          <table:table-cell office:value-type="float" office:value="0.32" table:style-name="ce1">
            <text:p>0.32</text:p>
          </table:table-cell>
          <table:table-cell office:value-type="float" office:value="49.88" table:style-name="ce1">
            <text:p>49.88</text:p>
          </table:table-cell>
          <table:table-cell office:value-type="float" office:value="9" table:style-name="ce1">
            <text:p>9</text:p>
          </table:table-cell>
          <table:table-cell office:value-type="float" office:value="120.16" table:style-name="ce1">
            <text:p>120.1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7.63" table:style-name="ce1">
            <text:p>117.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k1l</text:p>
          </table:table-cell>
          <table:table-cell office:value-type="string" table:style-name="ce1">
            <text:p>O=C(N1CCNCC1)[C@H](Cc1cccc(c1)C(=N)N)NS(=O)(=O)c1ccc2ccccc2c1</text:p>
          </table:table-cell>
          <table:table-cell office:value-type="float" office:value="0.99" table:style-name="ce1">
            <text:p>0.99</text:p>
          </table:table-cell>
          <table:table-cell office:value-type="float" office:value="128.38" table:style-name="ce1">
            <text:p>128.38</text:p>
          </table:table-cell>
          <table:table-cell office:value-type="float" office:value="33" table:style-name="ce1">
            <text:p>33</text:p>
          </table:table-cell>
          <table:table-cell office:value-type="float" office:value="465.58" table:style-name="ce1">
            <text:p>465.58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11.03" table:style-name="ce1">
            <text:p>411.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k1m</text:p>
          </table:table-cell>
          <table:table-cell office:value-type="string" table:style-name="ce1">
            <text:p>O=C(N1CCN(CC1)C(=O)C)[C@H](Cc1cccc(c1)C(=N)N)NS(=O)(=O)c1ccc2ccccc2c1</text:p>
          </table:table-cell>
          <table:table-cell office:value-type="float" office:value="0.95" table:style-name="ce1">
            <text:p>0.95</text:p>
          </table:table-cell>
          <table:table-cell office:value-type="float" office:value="136.66" table:style-name="ce1">
            <text:p>136.66</text:p>
          </table:table-cell>
          <table:table-cell office:value-type="float" office:value="36" table:style-name="ce1">
            <text:p>36</text:p>
          </table:table-cell>
          <table:table-cell office:value-type="float" office:value="507.62" table:style-name="ce1">
            <text:p>507.6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446.95" table:style-name="ce1">
            <text:p>446.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k1j</text:p>
          </table:table-cell>
          <table:table-cell office:value-type="string" table:style-name="ce1">
            <text:p>COC(=O)[C@H]1CCN(CC1)C(=O)[C@H](Cc1cccc(c1)C(=N)N)NS(=O)(=O)c1ccc2ccccc2c1</text:p>
          </table:table-cell>
          <table:table-cell office:value-type="float" office:value="2.33" table:style-name="ce1">
            <text:p>2.33</text:p>
          </table:table-cell>
          <table:table-cell office:value-type="float" office:value="142.66" table:style-name="ce1">
            <text:p>142.66</text:p>
          </table:table-cell>
          <table:table-cell office:value-type="float" office:value="37" table:style-name="ce1">
            <text:p>37</text:p>
          </table:table-cell>
          <table:table-cell office:value-type="float" office:value="522.63" table:style-name="ce1">
            <text:p>522.6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459.98" table:style-name="ce1">
            <text:p>459.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k1i</text:p>
          </table:table-cell>
          <table:table-cell office:value-type="string" table:style-name="ce1">
            <text:p>OC(=O)[C@@H]1CCCCN1C(=O)[C@H](Cc1cccc(c1)C(=N)N)NS(=O)(=O)c1ccc2ccccc2c1</text:p>
          </table:table-cell>
          <table:table-cell office:value-type="float" office:value="0.38" table:style-name="ce1">
            <text:p>0.38</text:p>
          </table:table-cell>
          <table:table-cell office:value-type="float" office:value="153.65" table:style-name="ce1">
            <text:p>153.65</text:p>
          </table:table-cell>
          <table:table-cell office:value-type="float" office:value="36" table:style-name="ce1">
            <text:p>36</text:p>
          </table:table-cell>
          <table:table-cell office:value-type="float" office:value="508.6" table:style-name="ce1">
            <text:p>508.6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442.46" table:style-name="ce1">
            <text:p>442.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k1p</text:p>
          </table:table-cell>
          <table:table-cell office:value-type="string" table:style-name="ce1">
            <text:p>OC(=O)CN[C@H](C1CCCCC1)C(=O)N1CC[C@@H]1C(=O)NCc1ccc(cc1)C(=N)N</text:p>
          </table:table-cell>
          <table:table-cell office:value-type="float" office:value="-0.93" table:style-name="ce1">
            <text:p>-0.93</text:p>
          </table:table-cell>
          <table:table-cell office:value-type="float" office:value="148.61000000000001" table:style-name="ce1">
            <text:p>148.61</text:p>
          </table:table-cell>
          <table:table-cell office:value-type="float" office:value="31" table:style-name="ce1">
            <text:p>31</text:p>
          </table:table-cell>
          <table:table-cell office:value-type="float" office:value="429.52" table:style-name="ce1">
            <text:p>429.52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400.2" table:style-name="ce1">
            <text:p>400.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k1n</text:p>
          </table:table-cell>
          <table:table-cell office:value-type="string" table:style-name="ce1">
            <text:p>COc1cc(C)c(c(C)c1C)S(=O)(=O)N[C@@H](CC(=O)O)C(=O)N[C@H](Cc1ccc(cc1)C(=N)N)C(=O)N1CCCCC1</text:p>
          </table:table-cell>
          <table:table-cell office:value-type="float" office:value="1.24" table:style-name="ce1">
            <text:p>1.24</text:p>
          </table:table-cell>
          <table:table-cell office:value-type="float" office:value="191.98" table:style-name="ce1">
            <text:p>191.98</text:p>
          </table:table-cell>
          <table:table-cell office:value-type="float" office:value="42" table:style-name="ce1">
            <text:p>42</text:p>
          </table:table-cell>
          <table:table-cell office:value-type="float" office:value="601.73" table:style-name="ce1">
            <text:p>601.73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538.67999999999995" table:style-name="ce1">
            <text:p>538.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k1o</text:p>
          </table:table-cell>
          <table:table-cell office:value-type="string" table:style-name="ce1">
            <text:p>NC(=N)NCCCNC(=O)[C@@H]1CCCCN1C(=O)[C@@H](NCC(=O)O)CC1CCCCC1</text:p>
          </table:table-cell>
          <table:table-cell office:value-type="float" office:value="-0.36" table:style-name="ce1">
            <text:p>-0.36</text:p>
          </table:table-cell>
          <table:table-cell office:value-type="float" office:value="160.63" table:style-name="ce1">
            <text:p>160.63</text:p>
          </table:table-cell>
          <table:table-cell office:value-type="float" office:value="31" table:style-name="ce1">
            <text:p>31</text:p>
          </table:table-cell>
          <table:table-cell office:value-type="float" office:value="438.57" table:style-name="ce1">
            <text:p>438.57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425.21" table:style-name="ce1">
            <text:p>425.2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k7u</text:p>
          </table:table-cell>
          <table:table-cell office:value-type="string" table:style-name="ce1">
            <text:p>OC[C@H]1OC(O)[C@@H](NC(=O)C)[C@H](O)[C@@H]1O[C@H]1O[C@H](CO)[C@@H](O)[C@H](O)[C@@H]1NC(=O)C</text:p>
          </table:table-cell>
          <table:table-cell office:value-type="float" office:value="-4.8899999999999997" table:style-name="ce1">
            <text:p>-4.89</text:p>
          </table:table-cell>
          <table:table-cell office:value-type="float" office:value="207.27" table:style-name="ce1">
            <text:p>207.27</text:p>
          </table:table-cell>
          <table:table-cell office:value-type="float" office:value="29" table:style-name="ce1">
            <text:p>29</text:p>
          </table:table-cell>
          <table:table-cell office:value-type="float" office:value="424.4" table:style-name="ce1">
            <text:p>424.4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63.79" table:style-name="ce1">
            <text:p>363.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k7t</text:p>
          </table:table-cell>
          <table:table-cell office:value-type="string" table:style-name="ce1">
            <text:p>OC[C@H]1O[C@H](OC[C@H]2O[C@@H](O)[C@H](O)[C@@H](O)[C@H]2O)[C@H](NC(=O)C)[C@@H](O)[C@@H]1O</text:p>
          </table:table-cell>
          <table:table-cell office:value-type="float" office:value="-4.58" table:style-name="ce1">
            <text:p>-4.58</text:p>
          </table:table-cell>
          <table:table-cell office:value-type="float" office:value="198.4" table:style-name="ce1">
            <text:p>198.4</text:p>
          </table:table-cell>
          <table:table-cell office:value-type="float" office:value="26" table:style-name="ce1">
            <text:p>26</text:p>
          </table:table-cell>
          <table:table-cell office:value-type="float" office:value="383.35" table:style-name="ce1">
            <text:p>383.35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23.86" table:style-name="ce1">
            <text:p>323.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k7v</text:p>
          </table:table-cell>
          <table:table-cell office:value-type="string" table:style-name="ce1">
            <text:p>OC[C@H]1O[C@H](O)[C@H](O)[C@@H](O)[C@@H]1O[C@@H]1O[C@H](CO[C@H]2O[C@H](CO)[C@@H](O)[C@@H](O)[C@H]2NC(=O)C)[C@H](O)[C@@H](O)[C@H]1O</text:p>
          </table:table-cell>
          <table:table-cell office:value-type="float" office:value="-5.31" table:style-name="ce1">
            <text:p>-5.31</text:p>
          </table:table-cell>
          <table:table-cell office:value-type="float" office:value="277.55" table:style-name="ce1">
            <text:p>277.55</text:p>
          </table:table-cell>
          <table:table-cell office:value-type="float" office:value="37" table:style-name="ce1">
            <text:p>37</text:p>
          </table:table-cell>
          <table:table-cell office:value-type="float" office:value="545.49" table:style-name="ce1">
            <text:p>545.49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455.98" table:style-name="ce1">
            <text:p>455.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a08</text:p>
          </table:table-cell>
          <table:table-cell office:value-type="string" table:style-name="ce1">
            <text:p>CCCCCN(CCCCC)C(=O)[C@H](CCC(=O)[O-])NC(=O)[C@H](NC(=O)C)Cc1ccc(cc1)C(F)(F)P(=O)([O-])[O-]</text:p>
          </table:table-cell>
          <table:table-cell office:value-type="float" office:value="-0.39" table:style-name="ce1">
            <text:p>-0.39</text:p>
          </table:table-cell>
          <table:table-cell office:value-type="float" office:value="181.82" table:style-name="ce1">
            <text:p>181.82</text:p>
          </table:table-cell>
          <table:table-cell office:value-type="float" office:value="41" table:style-name="ce1">
            <text:p>41</text:p>
          </table:table-cell>
          <table:table-cell office:value-type="float" office:value="602.59" table:style-name="ce1">
            <text:p>602.59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536.26" table:style-name="ce1">
            <text:p>536.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a1e</text:p>
          </table:table-cell>
          <table:table-cell office:value-type="string" table:style-name="ce1">
            <text:p>CCCCC1CCCN(C1)C(=O)[C@H](CCC(=O)[O-])NC(=O)[C@H](NC(=O)C)Cc1ccc(cc1)OP(=O)([O-])[O-]</text:p>
          </table:table-cell>
          <table:table-cell office:value-type="float" office:value="-2.12" table:style-name="ce1">
            <text:p>-2.12</text:p>
          </table:table-cell>
          <table:table-cell office:value-type="float" office:value="191.05" table:style-name="ce1">
            <text:p>191.05</text:p>
          </table:table-cell>
          <table:table-cell office:value-type="float" office:value="38" table:style-name="ce1">
            <text:p>38</text:p>
          </table:table-cell>
          <table:table-cell office:value-type="float" office:value="552.54" table:style-name="ce1">
            <text:p>552.5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491.5" table:style-name="ce1">
            <text:p>491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a1b</text:p>
          </table:table-cell>
          <table:table-cell office:value-type="string" table:style-name="ce1">
            <text:p>CCCCCN(CCCCC)C(=O)[C@H](CCC(=O)[O-])NC(=O)[C@H](NC(=O)C)Cc1ccc(cc1)OP(=O)([O-])[O-]</text:p>
          </table:table-cell>
          <table:table-cell office:value-type="float" office:value="-0.95" table:style-name="ce1">
            <text:p>-0.95</text:p>
          </table:table-cell>
          <table:table-cell office:value-type="float" office:value="191.05" table:style-name="ce1">
            <text:p>191.05</text:p>
          </table:table-cell>
          <table:table-cell office:value-type="float" office:value="39" table:style-name="ce1">
            <text:p>39</text:p>
          </table:table-cell>
          <table:table-cell office:value-type="float" office:value="568.58000000000004" table:style-name="ce1">
            <text:p>568.5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518.88" table:style-name="ce1">
            <text:p>518.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a1c</text:p>
          </table:table-cell>
          <table:table-cell office:value-type="string" table:style-name="ce1">
            <text:p>[O-]C(=O)CC[C@@H](NC(=O)[C@@H](NC(=O)C)Cc1ccc(cc1)OP(=O)([O-])[O-])C(=O)N(C)CCCC1CCCC1</text:p>
          </table:table-cell>
          <table:table-cell office:value-type="float" office:value="-2.52" table:style-name="ce1">
            <text:p>-2.52</text:p>
          </table:table-cell>
          <table:table-cell office:value-type="float" office:value="191.05" table:style-name="ce1">
            <text:p>191.05</text:p>
          </table:table-cell>
          <table:table-cell office:value-type="float" office:value="38" table:style-name="ce1">
            <text:p>38</text:p>
          </table:table-cell>
          <table:table-cell office:value-type="float" office:value="552.54" table:style-name="ce1">
            <text:p>552.5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491.5" table:style-name="ce1">
            <text:p>491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is0</text:p>
          </table:table-cell>
          <table:table-cell office:value-type="string" table:style-name="ce1">
            <text:p>CCC(C)C(NC(=O)C(CCC(=O)O)NC(=O)C(CCC(=O)O)NC(=O)C1C(C(=O)NC)C1c1ccc(cc1)OP(=O)(O)O)C(=O)O</text:p>
          </table:table-cell>
          <table:table-cell office:value-type="float" office:value="-3.1" table:style-name="ce1">
            <text:p>-3.1</text:p>
          </table:table-cell>
          <table:table-cell office:value-type="float" office:value="295.05" table:style-name="ce1">
            <text:p>295.05</text:p>
          </table:table-cell>
          <table:table-cell office:value-type="float" office:value="47" table:style-name="ce1">
            <text:p>47</text:p>
          </table:table-cell>
          <table:table-cell office:value-type="float" office:value="686.61" table:style-name="ce1">
            <text:p>686.61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584.6" table:style-name="ce1">
            <text:p>584.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nzl</text:p>
          </table:table-cell>
          <table:table-cell office:value-type="string" table:style-name="ce1">
            <text:p>O=CCN1CCCC1C(=O)NC(CCC(=O)N)C(=O)NC(Cc1ccc(cc1)OP(O)(O)O)C(=O)NC(CCC(=O)O)C(=O)NC(Cc1ccc(cc1)OP(O)(O)O)C(=O)NC(C(C)CC)C(=O)N1CCCC1C(=O)NC(C(=O)O)C(C)CC</text:p>
          </table:table-cell>
          <table:table-cell office:value-type="float" office:value="-5.36" table:style-name="ce1">
            <text:p>-5.36</text:p>
          </table:table-cell>
          <table:table-cell office:value-type="float" office:value="472.73" table:style-name="ce1">
            <text:p>472.73</text:p>
          </table:table-cell>
          <table:table-cell office:value-type="float" office:value="84" table:style-name="ce1">
            <text:p>84</text:p>
          </table:table-cell>
          <table:table-cell office:value-type="float" office:value="1228.19" table:style-name="ce1">
            <text:p>1228.19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1075.1199999999999" table:style-name="ce1">
            <text:p>1075.1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nzv</text:p>
          </table:table-cell>
          <table:table-cell office:value-type="string" table:style-name="ce1">
            <text:p>O=CCN1CCCC1C(=O)NC(CCC(=O)N)C(=O)NC(Cc1ccc(cc1)OP(O)(O)O)C(=O)NC(C(C)CC)C(=O)NC(Cc1ccc(cc1)OP(O)(O)O)C(=O)NC(C(C)C)C(=O)N1CCCC1C(=O)NC(C(=O)O)C(C)CC</text:p>
          </table:table-cell>
          <table:table-cell office:value-type="float" office:value="-4.95" table:style-name="ce1">
            <text:p>-4.95</text:p>
          </table:table-cell>
          <table:table-cell office:value-type="float" office:value="435.44" table:style-name="ce1">
            <text:p>435.44</text:p>
          </table:table-cell>
          <table:table-cell office:value-type="float" office:value="82" table:style-name="ce1">
            <text:p>82</text:p>
          </table:table-cell>
          <table:table-cell office:value-type="float" office:value="1198.21" table:style-name="ce1">
            <text:p>1198.21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1064.46" table:style-name="ce1">
            <text:p>1064.46</text:p>
          </table:table-cell>
          <table:table-cell table:number-columns-repeated="16373"/>
        </table:table-row>
        <table:table-row table:number-rows-repeated="10484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song ryan</meta:initial-creator>
    <dc:creator>song ryan</dc:creator>
    <meta:creation-date>2017-07-03T23:07:15Z</meta:creation-date>
    <dc:date>2017-07-04T00:49:08Z</dc:date>
  </office:meta>
</office:document-meta>
</file>